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245.06mm" svg:height="122.45mm" svg:x="-0.67mm" svg:y="0mm">
            <loext:p draw:notify-on-update-of-ranges="results.A2:results.A101 results.I1:results.I1 results.I2:results.I101 results.A2:results.A101 results.J1:results.J1 results.J2:results.J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Class 0 Accuracy</text:p>
          </table:table-cell>
          <table:table-cell office:value-type="string" calcext:value-type="string">
            <text:p>Class 1 Accuracy</text:p>
          </table:table-cell>
          <table:table-cell office:value-type="string" calcext:value-type="string">
            <text:p>Class 2 Accuracy</text:p>
          </table:table-cell>
          <table:table-cell/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8507" calcext:value-type="float">
            <text:p>1,08507</text:p>
          </table:table-cell>
          <table:table-cell office:value-type="float" office:value="0.657198" calcext:value-type="float">
            <text:p>0,657198</text:p>
          </table:table-cell>
          <table:table-cell table:style-name="ce1" office:value-type="float" office:value="0.00000162212" calcext:value-type="float">
            <text:p>1,62E-06</text:p>
          </table:table-cell>
          <table:table-cell table:style-name="ce1" office:value-type="float" office:value="0.00000191651" calcext:value-type="float">
            <text:p>1,92E-0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244458" calcext:value-type="float">
            <text:p>2,44E-07</text:p>
          </table:table-cell>
          <table:table-cell/>
          <table:table-cell table:formula="of:=[.B2]" office:value-type="float" office:value="1.08507" calcext:value-type="float">
            <text:p>1,08507</text:p>
          </table:table-cell>
          <table:table-cell table:formula="of:=[.C2]" office:value-type="float" office:value="0.657198" calcext:value-type="float">
            <text:p>0,65719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57501" calcext:value-type="float">
            <text:p>0,457501</text:p>
          </table:table-cell>
          <table:table-cell office:value-type="float" office:value="0.510475" calcext:value-type="float">
            <text:p>0,510475</text:p>
          </table:table-cell>
          <table:table-cell office:value-type="float" office:value="0.750419" calcext:value-type="float">
            <text:p>0,750419</text:p>
          </table:table-cell>
          <table:table-cell office:value-type="float" office:value="0.720932" calcext:value-type="float">
            <text:p>0,720932</text:p>
          </table:table-cell>
          <table:table-cell office:value-type="float" office:value="0.628914" calcext:value-type="float">
            <text:p>0,628914</text:p>
          </table:table-cell>
          <table:table-cell office:value-type="float" office:value="0.875149" calcext:value-type="float">
            <text:p>0,875149</text:p>
          </table:table-cell>
          <table:table-cell/>
          <table:table-cell table:formula="of:=[.$M$1]*[.I2]+(1-[.$M$1])*[.B3]" office:value-type="float" office:value="0.9595562" calcext:value-type="float">
            <text:p>0,9595562</text:p>
          </table:table-cell>
          <table:table-cell table:formula="of:=[.$M$1]*[.J2]+(1-[.$M$1])*[.C3]" office:value-type="float" office:value="0.6278534" calcext:value-type="float">
            <text:p>0,627853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04296" calcext:value-type="float">
            <text:p>0,504296</text:p>
          </table:table-cell>
          <table:table-cell office:value-type="float" office:value="0.57111" calcext:value-type="float">
            <text:p>0,57111</text:p>
          </table:table-cell>
          <table:table-cell office:value-type="float" office:value="0.760295" calcext:value-type="float">
            <text:p>0,760295</text:p>
          </table:table-cell>
          <table:table-cell office:value-type="float" office:value="0.736106" calcext:value-type="float">
            <text:p>0,736106</text:p>
          </table:table-cell>
          <table:table-cell office:value-type="float" office:value="0.426704" calcext:value-type="float">
            <text:p>0,426704</text:p>
          </table:table-cell>
          <table:table-cell office:value-type="float" office:value="0.890705" calcext:value-type="float">
            <text:p>0,890705</text:p>
          </table:table-cell>
          <table:table-cell/>
          <table:table-cell table:formula="of:=[.$M$1]*[.I3]+(1-[.$M$1])*[.B4]" office:value-type="float" office:value="0.86850416" calcext:value-type="float">
            <text:p>0,86850416</text:p>
          </table:table-cell>
          <table:table-cell table:formula="of:=[.$M$1]*[.J3]+(1-[.$M$1])*[.C4]" office:value-type="float" office:value="0.61650472" calcext:value-type="float">
            <text:p>0,61650472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15331" calcext:value-type="float">
            <text:p>0,315331</text:p>
          </table:table-cell>
          <table:table-cell office:value-type="float" office:value="0.439632" calcext:value-type="float">
            <text:p>0,439632</text:p>
          </table:table-cell>
          <table:table-cell office:value-type="float" office:value="0.822202" calcext:value-type="float">
            <text:p>0,822202</text:p>
          </table:table-cell>
          <table:table-cell office:value-type="float" office:value="0.811017" calcext:value-type="float">
            <text:p>0,811017</text:p>
          </table:table-cell>
          <table:table-cell office:value-type="float" office:value="0.665043" calcext:value-type="float">
            <text:p>0,665043</text:p>
          </table:table-cell>
          <table:table-cell office:value-type="float" office:value="0.830992" calcext:value-type="float">
            <text:p>0,830992</text:p>
          </table:table-cell>
          <table:table-cell/>
          <table:table-cell table:formula="of:=[.$M$1]*[.I4]+(1-[.$M$1])*[.B5]" office:value-type="float" office:value="0.757869528" calcext:value-type="float">
            <text:p>0,757869528</text:p>
          </table:table-cell>
          <table:table-cell table:formula="of:=[.$M$1]*[.J4]+(1-[.$M$1])*[.C5]" office:value-type="float" office:value="0.581130176" calcext:value-type="float">
            <text:p>0,581130176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1813" calcext:value-type="float">
            <text:p>0,31813</text:p>
          </table:table-cell>
          <table:table-cell office:value-type="float" office:value="0.631635" calcext:value-type="float">
            <text:p>0,631635</text:p>
          </table:table-cell>
          <table:table-cell office:value-type="float" office:value="0.807965" calcext:value-type="float">
            <text:p>0,807965</text:p>
          </table:table-cell>
          <table:table-cell office:value-type="float" office:value="0.789228" calcext:value-type="float">
            <text:p>0,789228</text:p>
          </table:table-cell>
          <table:table-cell office:value-type="float" office:value="0.660748" calcext:value-type="float">
            <text:p>0,660748</text:p>
          </table:table-cell>
          <table:table-cell office:value-type="float" office:value="0.862066" calcext:value-type="float">
            <text:p>0,862066</text:p>
          </table:table-cell>
          <table:table-cell/>
          <table:table-cell table:formula="of:=[.$M$1]*[.I5]+(1-[.$M$1])*[.B6]" office:value-type="float" office:value="0.6699216224" calcext:value-type="float">
            <text:p>0,6699216224</text:p>
          </table:table-cell>
          <table:table-cell table:formula="of:=[.$M$1]*[.J5]+(1-[.$M$1])*[.C6]" office:value-type="float" office:value="0.5912311408" calcext:value-type="float">
            <text:p>0,591231140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389212" calcext:value-type="float">
            <text:p>0,389212</text:p>
          </table:table-cell>
          <table:table-cell office:value-type="float" office:value="0.431052" calcext:value-type="float">
            <text:p>0,431052</text:p>
          </table:table-cell>
          <table:table-cell office:value-type="float" office:value="0.684851" calcext:value-type="float">
            <text:p>0,684851</text:p>
          </table:table-cell>
          <table:table-cell office:value-type="float" office:value="0.642893" calcext:value-type="float">
            <text:p>0,642893</text:p>
          </table:table-cell>
          <table:table-cell office:value-type="float" office:value="0.603389" calcext:value-type="float">
            <text:p>0,603389</text:p>
          </table:table-cell>
          <table:table-cell office:value-type="float" office:value="0.887125" calcext:value-type="float">
            <text:p>0,887125</text:p>
          </table:table-cell>
          <table:table-cell/>
          <table:table-cell table:formula="of:=[.$M$1]*[.I6]+(1-[.$M$1])*[.B7]" office:value-type="float" office:value="0.61377969792" calcext:value-type="float">
            <text:p>0,6137796979</text:p>
          </table:table-cell>
          <table:table-cell table:formula="of:=[.$M$1]*[.J6]+(1-[.$M$1])*[.C7]" office:value-type="float" office:value="0.55919531264" calcext:value-type="float">
            <text:p>0,5591953126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12113" calcext:value-type="float">
            <text:p>0,512113</text:p>
          </table:table-cell>
          <table:table-cell office:value-type="float" office:value="0.453991" calcext:value-type="float">
            <text:p>0,453991</text:p>
          </table:table-cell>
          <table:table-cell office:value-type="float" office:value="0.794374" calcext:value-type="float">
            <text:p>0,794374</text:p>
          </table:table-cell>
          <table:table-cell office:value-type="float" office:value="0.770765" calcext:value-type="float">
            <text:p>0,770765</text:p>
          </table:table-cell>
          <table:table-cell office:value-type="float" office:value="0.631987" calcext:value-type="float">
            <text:p>0,631987</text:p>
          </table:table-cell>
          <table:table-cell office:value-type="float" office:value="0.864981" calcext:value-type="float">
            <text:p>0,864981</text:p>
          </table:table-cell>
          <table:table-cell/>
          <table:table-cell table:formula="of:=[.$M$1]*[.I7]+(1-[.$M$1])*[.B8]" office:value-type="float" office:value="0.593446358336" calcext:value-type="float">
            <text:p>0,5934463583</text:p>
          </table:table-cell>
          <table:table-cell table:formula="of:=[.$M$1]*[.J7]+(1-[.$M$1])*[.C8]" office:value-type="float" office:value="0.538154450112" calcext:value-type="float">
            <text:p>0,5381544501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404098" calcext:value-type="float">
            <text:p>0,404098</text:p>
          </table:table-cell>
          <table:table-cell office:value-type="float" office:value="0.528619" calcext:value-type="float">
            <text:p>0,528619</text:p>
          </table:table-cell>
          <table:table-cell office:value-type="float" office:value="0.716115" calcext:value-type="float">
            <text:p>0,716115</text:p>
          </table:table-cell>
          <table:table-cell office:value-type="float" office:value="0.675645" calcext:value-type="float">
            <text:p>0,675645</text:p>
          </table:table-cell>
          <table:table-cell office:value-type="float" office:value="0.757207" calcext:value-type="float">
            <text:p>0,757207</text:p>
          </table:table-cell>
          <table:table-cell office:value-type="float" office:value="0.84522" calcext:value-type="float">
            <text:p>0,84522</text:p>
          </table:table-cell>
          <table:table-cell/>
          <table:table-cell table:formula="of:=[.$M$1]*[.I8]+(1-[.$M$1])*[.B9]" office:value-type="float" office:value="0.5555766866688" calcext:value-type="float">
            <text:p>0,5555766867</text:p>
          </table:table-cell>
          <table:table-cell table:formula="of:=[.$M$1]*[.J8]+(1-[.$M$1])*[.C9]" office:value-type="float" office:value="0.5362473600896" calcext:value-type="float">
            <text:p>0,5362473601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349151" calcext:value-type="float">
            <text:p>0,349151</text:p>
          </table:table-cell>
          <table:table-cell office:value-type="float" office:value="0.529349" calcext:value-type="float">
            <text:p>0,529349</text:p>
          </table:table-cell>
          <table:table-cell office:value-type="float" office:value="0.704806" calcext:value-type="float">
            <text:p>0,704806</text:p>
          </table:table-cell>
          <table:table-cell office:value-type="float" office:value="0.694523" calcext:value-type="float">
            <text:p>0,694523</text:p>
          </table:table-cell>
          <table:table-cell office:value-type="float" office:value="0.762713" calcext:value-type="float">
            <text:p>0,762713</text:p>
          </table:table-cell>
          <table:table-cell office:value-type="float" office:value="0.696576" calcext:value-type="float">
            <text:p>0,696576</text:p>
          </table:table-cell>
          <table:table-cell/>
          <table:table-cell table:formula="of:=[.$M$1]*[.I9]+(1-[.$M$1])*[.B10]" office:value-type="float" office:value="0.51429154933504" calcext:value-type="float">
            <text:p>0,5142915493</text:p>
          </table:table-cell>
          <table:table-cell table:formula="of:=[.$M$1]*[.J9]+(1-[.$M$1])*[.C10]" office:value-type="float" office:value="0.53486768807168" calcext:value-type="float">
            <text:p>0,5348676881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8699" calcext:value-type="float">
            <text:p>0,38699</text:p>
          </table:table-cell>
          <table:table-cell office:value-type="float" office:value="0.411918" calcext:value-type="float">
            <text:p>0,411918</text:p>
          </table:table-cell>
          <table:table-cell office:value-type="float" office:value="0.769725" calcext:value-type="float">
            <text:p>0,769725</text:p>
          </table:table-cell>
          <table:table-cell office:value-type="float" office:value="0.739302" calcext:value-type="float">
            <text:p>0,739302</text:p>
          </table:table-cell>
          <table:table-cell office:value-type="float" office:value="0.701378" calcext:value-type="float">
            <text:p>0,701378</text:p>
          </table:table-cell>
          <table:table-cell office:value-type="float" office:value="0.878646" calcext:value-type="float">
            <text:p>0,878646</text:p>
          </table:table-cell>
          <table:table-cell/>
          <table:table-cell table:formula="of:=[.$M$1]*[.I10]+(1-[.$M$1])*[.B11]" office:value-type="float" office:value="0.488831239468032" calcext:value-type="float">
            <text:p>0,4888312395</text:p>
          </table:table-cell>
          <table:table-cell table:formula="of:=[.$M$1]*[.J10]+(1-[.$M$1])*[.C11]" office:value-type="float" office:value="0.510277750457344" calcext:value-type="float">
            <text:p>0,5102777505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98715" calcext:value-type="float">
            <text:p>0,898715</text:p>
          </table:table-cell>
          <table:table-cell office:value-type="float" office:value="0.406297" calcext:value-type="float">
            <text:p>0,406297</text:p>
          </table:table-cell>
          <table:table-cell office:value-type="float" office:value="0.815314" calcext:value-type="float">
            <text:p>0,815314</text:p>
          </table:table-cell>
          <table:table-cell office:value-type="float" office:value="0.801925" calcext:value-type="float">
            <text:p>0,801925</text:p>
          </table:table-cell>
          <table:table-cell office:value-type="float" office:value="0.660373" calcext:value-type="float">
            <text:p>0,660373</text:p>
          </table:table-cell>
          <table:table-cell office:value-type="float" office:value="0.81741" calcext:value-type="float">
            <text:p>0,81741</text:p>
          </table:table-cell>
          <table:table-cell/>
          <table:table-cell table:formula="of:=[.$M$1]*[.I11]+(1-[.$M$1])*[.B12]" office:value-type="float" office:value="0.570807991574426" calcext:value-type="float">
            <text:p>0,5708079916</text:p>
          </table:table-cell>
          <table:table-cell table:formula="of:=[.$M$1]*[.J11]+(1-[.$M$1])*[.C12]" office:value-type="float" office:value="0.489481600365875" calcext:value-type="float">
            <text:p>0,4894816004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344732" calcext:value-type="float">
            <text:p>0,344732</text:p>
          </table:table-cell>
          <table:table-cell office:value-type="float" office:value="0.436412" calcext:value-type="float">
            <text:p>0,436412</text:p>
          </table:table-cell>
          <table:table-cell office:value-type="float" office:value="0.687232" calcext:value-type="float">
            <text:p>0,687232</text:p>
          </table:table-cell>
          <table:table-cell office:value-type="float" office:value="0.679052" calcext:value-type="float">
            <text:p>0,679052</text:p>
          </table:table-cell>
          <table:table-cell office:value-type="float" office:value="0.752765" calcext:value-type="float">
            <text:p>0,752765</text:p>
          </table:table-cell>
          <table:table-cell office:value-type="float" office:value="0.631862" calcext:value-type="float">
            <text:p>0,631862</text:p>
          </table:table-cell>
          <table:table-cell/>
          <table:table-cell table:formula="of:=[.$M$1]*[.I12]+(1-[.$M$1])*[.B13]" office:value-type="float" office:value="0.52559279325954" calcext:value-type="float">
            <text:p>0,5255927933</text:p>
          </table:table-cell>
          <table:table-cell table:formula="of:=[.$M$1]*[.J12]+(1-[.$M$1])*[.C13]" office:value-type="float" office:value="0.4788676802927" calcext:value-type="float">
            <text:p>0,4788676803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3231" calcext:value-type="float">
            <text:p>0,53231</text:p>
          </table:table-cell>
          <table:table-cell office:value-type="float" office:value="0.436958" calcext:value-type="float">
            <text:p>0,436958</text:p>
          </table:table-cell>
          <table:table-cell office:value-type="float" office:value="0.814094" calcext:value-type="float">
            <text:p>0,814094</text:p>
          </table:table-cell>
          <table:table-cell office:value-type="float" office:value="0.796637" calcext:value-type="float">
            <text:p>0,796637</text:p>
          </table:table-cell>
          <table:table-cell office:value-type="float" office:value="0.582001" calcext:value-type="float">
            <text:p>0,582001</text:p>
          </table:table-cell>
          <table:table-cell office:value-type="float" office:value="0.877668" calcext:value-type="float">
            <text:p>0,877668</text:p>
          </table:table-cell>
          <table:table-cell/>
          <table:table-cell table:formula="of:=[.$M$1]*[.I13]+(1-[.$M$1])*[.B14]" office:value-type="float" office:value="0.526936234607632" calcext:value-type="float">
            <text:p>0,5269362346</text:p>
          </table:table-cell>
          <table:table-cell table:formula="of:=[.$M$1]*[.J13]+(1-[.$M$1])*[.C14]" office:value-type="float" office:value="0.47048574423416" calcext:value-type="float">
            <text:p>0,4704857442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384469" calcext:value-type="float">
            <text:p>0,384469</text:p>
          </table:table-cell>
          <table:table-cell office:value-type="float" office:value="0.4322" calcext:value-type="float">
            <text:p>0,4322</text:p>
          </table:table-cell>
          <table:table-cell office:value-type="float" office:value="0.734222" calcext:value-type="float">
            <text:p>0,734222</text:p>
          </table:table-cell>
          <table:table-cell office:value-type="float" office:value="0.696947" calcext:value-type="float">
            <text:p>0,696947</text:p>
          </table:table-cell>
          <table:table-cell office:value-type="float" office:value="0.727351" calcext:value-type="float">
            <text:p>0,727351</text:p>
          </table:table-cell>
          <table:table-cell office:value-type="float" office:value="0.85832" calcext:value-type="float">
            <text:p>0,85832</text:p>
          </table:table-cell>
          <table:table-cell/>
          <table:table-cell table:formula="of:=[.$M$1]*[.I14]+(1-[.$M$1])*[.B15]" office:value-type="float" office:value="0.498442787686106" calcext:value-type="float">
            <text:p>0,4984427877</text:p>
          </table:table-cell>
          <table:table-cell table:formula="of:=[.$M$1]*[.J14]+(1-[.$M$1])*[.C15]" office:value-type="float" office:value="0.462828595387328" calcext:value-type="float">
            <text:p>0,462828595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379243" calcext:value-type="float">
            <text:p>0,379243</text:p>
          </table:table-cell>
          <table:table-cell office:value-type="float" office:value="0.57715" calcext:value-type="float">
            <text:p>0,57715</text:p>
          </table:table-cell>
          <table:table-cell office:value-type="float" office:value="0.730645" calcext:value-type="float">
            <text:p>0,730645</text:p>
          </table:table-cell>
          <table:table-cell office:value-type="float" office:value="0.696835" calcext:value-type="float">
            <text:p>0,696835</text:p>
          </table:table-cell>
          <table:table-cell office:value-type="float" office:value="0.732558" calcext:value-type="float">
            <text:p>0,732558</text:p>
          </table:table-cell>
          <table:table-cell office:value-type="float" office:value="0.855161" calcext:value-type="float">
            <text:p>0,855161</text:p>
          </table:table-cell>
          <table:table-cell/>
          <table:table-cell table:formula="of:=[.$M$1]*[.I15]+(1-[.$M$1])*[.B16]" office:value-type="float" office:value="0.474602830148885" calcext:value-type="float">
            <text:p>0,4746028301</text:p>
          </table:table-cell>
          <table:table-cell table:formula="of:=[.$M$1]*[.J15]+(1-[.$M$1])*[.C16]" office:value-type="float" office:value="0.485692876309862" calcext:value-type="float">
            <text:p>0,4856928763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15163" calcext:value-type="float">
            <text:p>0,415163</text:p>
          </table:table-cell>
          <table:table-cell office:value-type="float" office:value="0.457533" calcext:value-type="float">
            <text:p>0,457533</text:p>
          </table:table-cell>
          <table:table-cell office:value-type="float" office:value="0.720085" calcext:value-type="float">
            <text:p>0,720085</text:p>
          </table:table-cell>
          <table:table-cell office:value-type="float" office:value="0.672418" calcext:value-type="float">
            <text:p>0,672418</text:p>
          </table:table-cell>
          <table:table-cell office:value-type="float" office:value="0.697944" calcext:value-type="float">
            <text:p>0,697944</text:p>
          </table:table-cell>
          <table:table-cell office:value-type="float" office:value="0.896702" calcext:value-type="float">
            <text:p>0,896702</text:p>
          </table:table-cell>
          <table:table-cell/>
          <table:table-cell table:formula="of:=[.$M$1]*[.I16]+(1-[.$M$1])*[.B17]" office:value-type="float" office:value="0.462714864119108" calcext:value-type="float">
            <text:p>0,4627148641</text:p>
          </table:table-cell>
          <table:table-cell table:formula="of:=[.$M$1]*[.J16]+(1-[.$M$1])*[.C17]" office:value-type="float" office:value="0.48006090104789" calcext:value-type="float">
            <text:p>0,480060901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470157" calcext:value-type="float">
            <text:p>0,470157</text:p>
          </table:table-cell>
          <table:table-cell office:value-type="float" office:value="0.445776" calcext:value-type="float">
            <text:p>0,445776</text:p>
          </table:table-cell>
          <table:table-cell office:value-type="float" office:value="0.761415" calcext:value-type="float">
            <text:p>0,761415</text:p>
          </table:table-cell>
          <table:table-cell office:value-type="float" office:value="0.725576" calcext:value-type="float">
            <text:p>0,725576</text:p>
          </table:table-cell>
          <table:table-cell office:value-type="float" office:value="0.695176" calcext:value-type="float">
            <text:p>0,695176</text:p>
          </table:table-cell>
          <table:table-cell office:value-type="float" office:value="0.892141" calcext:value-type="float">
            <text:p>0,892141</text:p>
          </table:table-cell>
          <table:table-cell/>
          <table:table-cell table:formula="of:=[.$M$1]*[.I17]+(1-[.$M$1])*[.B18]" office:value-type="float" office:value="0.464203291295286" calcext:value-type="float">
            <text:p>0,4642032913</text:p>
          </table:table-cell>
          <table:table-cell table:formula="of:=[.$M$1]*[.J17]+(1-[.$M$1])*[.C18]" office:value-type="float" office:value="0.473203920838312" calcext:value-type="float">
            <text:p>0,4732039208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527218" calcext:value-type="float">
            <text:p>0,527218</text:p>
          </table:table-cell>
          <table:table-cell office:value-type="float" office:value="0.419402" calcext:value-type="float">
            <text:p>0,419402</text:p>
          </table:table-cell>
          <table:table-cell office:value-type="float" office:value="0.766401" calcext:value-type="float">
            <text:p>0,766401</text:p>
          </table:table-cell>
          <table:table-cell office:value-type="float" office:value="0.747173" calcext:value-type="float">
            <text:p>0,747173</text:p>
          </table:table-cell>
          <table:table-cell office:value-type="float" office:value="0.608286" calcext:value-type="float">
            <text:p>0,608286</text:p>
          </table:table-cell>
          <table:table-cell office:value-type="float" office:value="0.789456" calcext:value-type="float">
            <text:p>0,789456</text:p>
          </table:table-cell>
          <table:table-cell/>
          <table:table-cell table:formula="of:=[.$M$1]*[.I18]+(1-[.$M$1])*[.B19]" office:value-type="float" office:value="0.476806233036229" calcext:value-type="float">
            <text:p>0,476806233</text:p>
          </table:table-cell>
          <table:table-cell table:formula="of:=[.$M$1]*[.J18]+(1-[.$M$1])*[.C19]" office:value-type="float" office:value="0.46244353667065" calcext:value-type="float">
            <text:p>0,4624435367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90038" calcext:value-type="float">
            <text:p>0,390038</text:p>
          </table:table-cell>
          <table:table-cell office:value-type="float" office:value="0.431059" calcext:value-type="float">
            <text:p>0,431059</text:p>
          </table:table-cell>
          <table:table-cell office:value-type="float" office:value="0.792073" calcext:value-type="float">
            <text:p>0,792073</text:p>
          </table:table-cell>
          <table:table-cell office:value-type="float" office:value="0.7738" calcext:value-type="float">
            <text:p>0,7738</text:p>
          </table:table-cell>
          <table:table-cell office:value-type="float" office:value="0.67339" calcext:value-type="float">
            <text:p>0,67339</text:p>
          </table:table-cell>
          <table:table-cell office:value-type="float" office:value="0.859513" calcext:value-type="float">
            <text:p>0,859513</text:p>
          </table:table-cell>
          <table:table-cell/>
          <table:table-cell table:formula="of:=[.$M$1]*[.I19]+(1-[.$M$1])*[.B20]" office:value-type="float" office:value="0.459452586428983" calcext:value-type="float">
            <text:p>0,4594525864</text:p>
          </table:table-cell>
          <table:table-cell table:formula="of:=[.$M$1]*[.J19]+(1-[.$M$1])*[.C20]" office:value-type="float" office:value="0.45616662933652" calcext:value-type="float">
            <text:p>0,4561666293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303755" calcext:value-type="float">
            <text:p>0,303755</text:p>
          </table:table-cell>
          <table:table-cell office:value-type="float" office:value="0.616375" calcext:value-type="float">
            <text:p>0,616375</text:p>
          </table:table-cell>
          <table:table-cell office:value-type="float" office:value="0.789541" calcext:value-type="float">
            <text:p>0,789541</text:p>
          </table:table-cell>
          <table:table-cell office:value-type="float" office:value="0.769842" calcext:value-type="float">
            <text:p>0,769842</text:p>
          </table:table-cell>
          <table:table-cell office:value-type="float" office:value="0.69589" calcext:value-type="float">
            <text:p>0,69589</text:p>
          </table:table-cell>
          <table:table-cell office:value-type="float" office:value="0.830866" calcext:value-type="float">
            <text:p>0,830866</text:p>
          </table:table-cell>
          <table:table-cell/>
          <table:table-cell table:formula="of:=[.$M$1]*[.I20]+(1-[.$M$1])*[.B21]" office:value-type="float" office:value="0.428313069143187" calcext:value-type="float">
            <text:p>0,4283130691</text:p>
          </table:table-cell>
          <table:table-cell table:formula="of:=[.$M$1]*[.J20]+(1-[.$M$1])*[.C21]" office:value-type="float" office:value="0.488208303469216" calcext:value-type="float">
            <text:p>0,488208303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94485" calcext:value-type="float">
            <text:p>0,394485</text:p>
          </table:table-cell>
          <table:table-cell office:value-type="float" office:value="0.453859" calcext:value-type="float">
            <text:p>0,453859</text:p>
          </table:table-cell>
          <table:table-cell office:value-type="float" office:value="0.795412" calcext:value-type="float">
            <text:p>0,795412</text:p>
          </table:table-cell>
          <table:table-cell office:value-type="float" office:value="0.800862" calcext:value-type="float">
            <text:p>0,800862</text:p>
          </table:table-cell>
          <table:table-cell office:value-type="float" office:value="0.684355" calcext:value-type="float">
            <text:p>0,684355</text:p>
          </table:table-cell>
          <table:table-cell office:value-type="float" office:value="0.686127" calcext:value-type="float">
            <text:p>0,686127</text:p>
          </table:table-cell>
          <table:table-cell/>
          <table:table-cell table:formula="of:=[.$M$1]*[.I21]+(1-[.$M$1])*[.B22]" office:value-type="float" office:value="0.421547455314549" calcext:value-type="float">
            <text:p>0,4215474553</text:p>
          </table:table-cell>
          <table:table-cell table:formula="of:=[.$M$1]*[.J21]+(1-[.$M$1])*[.C22]" office:value-type="float" office:value="0.481338442775373" calcext:value-type="float">
            <text:p>0,4813384428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449402" calcext:value-type="float">
            <text:p>0,449402</text:p>
          </table:table-cell>
          <table:table-cell office:value-type="float" office:value="0.45349" calcext:value-type="float">
            <text:p>0,45349</text:p>
          </table:table-cell>
          <table:table-cell office:value-type="float" office:value="0.75924" calcext:value-type="float">
            <text:p>0,75924</text:p>
          </table:table-cell>
          <table:table-cell office:value-type="float" office:value="0.721106" calcext:value-type="float">
            <text:p>0,721106</text:p>
          </table:table-cell>
          <table:table-cell office:value-type="float" office:value="0.698293" calcext:value-type="float">
            <text:p>0,698293</text:p>
          </table:table-cell>
          <table:table-cell office:value-type="float" office:value="0.894368" calcext:value-type="float">
            <text:p>0,894368</text:p>
          </table:table-cell>
          <table:table-cell/>
          <table:table-cell table:formula="of:=[.$M$1]*[.I22]+(1-[.$M$1])*[.B23]" office:value-type="float" office:value="0.427118364251639" calcext:value-type="float">
            <text:p>0,4271183643</text:p>
          </table:table-cell>
          <table:table-cell table:formula="of:=[.$M$1]*[.J22]+(1-[.$M$1])*[.C23]" office:value-type="float" office:value="0.475768754220298" calcext:value-type="float">
            <text:p>0,4757687542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322288" calcext:value-type="float">
            <text:p>0,322288</text:p>
          </table:table-cell>
          <table:table-cell office:value-type="float" office:value="0.464038" calcext:value-type="float">
            <text:p>0,464038</text:p>
          </table:table-cell>
          <table:table-cell office:value-type="float" office:value="0.593329" calcext:value-type="float">
            <text:p>0,593329</text:p>
          </table:table-cell>
          <table:table-cell office:value-type="float" office:value="0.512495" calcext:value-type="float">
            <text:p>0,512495</text:p>
          </table:table-cell>
          <table:table-cell office:value-type="float" office:value="0.707958" calcext:value-type="float">
            <text:p>0,707958</text:p>
          </table:table-cell>
          <table:table-cell office:value-type="float" office:value="0.932319" calcext:value-type="float">
            <text:p>0,932319</text:p>
          </table:table-cell>
          <table:table-cell/>
          <table:table-cell table:formula="of:=[.$M$1]*[.I23]+(1-[.$M$1])*[.B24]" office:value-type="float" office:value="0.406152291401311" calcext:value-type="float">
            <text:p>0,4061522914</text:p>
          </table:table-cell>
          <table:table-cell table:formula="of:=[.$M$1]*[.J23]+(1-[.$M$1])*[.C24]" office:value-type="float" office:value="0.473422603376238" calcext:value-type="float">
            <text:p>0,4734226034</text:p>
          </table:table-cell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35831" calcext:value-type="float">
            <text:p>0,35831</text:p>
          </table:table-cell>
          <table:table-cell office:value-type="float" office:value="0.437502" calcext:value-type="float">
            <text:p>0,437502</text:p>
          </table:table-cell>
          <table:table-cell office:value-type="float" office:value="0.629004" calcext:value-type="float">
            <text:p>0,629004</text:p>
          </table:table-cell>
          <table:table-cell office:value-type="float" office:value="0.557403" calcext:value-type="float">
            <text:p>0,557403</text:p>
          </table:table-cell>
          <table:table-cell office:value-type="float" office:value="0.754271" calcext:value-type="float">
            <text:p>0,754271</text:p>
          </table:table-cell>
          <table:table-cell office:value-type="float" office:value="0.916397" calcext:value-type="float">
            <text:p>0,916397</text:p>
          </table:table-cell>
          <table:table-cell/>
          <table:table-cell table:formula="of:=[.$M$1]*[.I24]+(1-[.$M$1])*[.B25]" office:value-type="float" office:value="0.396583833121049" calcext:value-type="float">
            <text:p>0,3965838331</text:p>
          </table:table-cell>
          <table:table-cell table:formula="of:=[.$M$1]*[.J24]+(1-[.$M$1])*[.C25]" office:value-type="float" office:value="0.466238482700991" calcext:value-type="float">
            <text:p>0,4662384827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386516" calcext:value-type="float">
            <text:p>0,386516</text:p>
          </table:table-cell>
          <table:table-cell office:value-type="float" office:value="0.443658" calcext:value-type="float">
            <text:p>0,443658</text:p>
          </table:table-cell>
          <table:table-cell office:value-type="float" office:value="0.807237" calcext:value-type="float">
            <text:p>0,807237</text:p>
          </table:table-cell>
          <table:table-cell office:value-type="float" office:value="0.802784" calcext:value-type="float">
            <text:p>0,802784</text:p>
          </table:table-cell>
          <table:table-cell office:value-type="float" office:value="0.602567" calcext:value-type="float">
            <text:p>0,602567</text:p>
          </table:table-cell>
          <table:table-cell office:value-type="float" office:value="0.835809" calcext:value-type="float">
            <text:p>0,835809</text:p>
          </table:table-cell>
          <table:table-cell/>
          <table:table-cell table:formula="of:=[.$M$1]*[.I25]+(1-[.$M$1])*[.B26]" office:value-type="float" office:value="0.394570266496839" calcext:value-type="float">
            <text:p>0,3945702665</text:p>
          </table:table-cell>
          <table:table-cell table:formula="of:=[.$M$1]*[.J25]+(1-[.$M$1])*[.C26]" office:value-type="float" office:value="0.461722386160793" calcext:value-type="float">
            <text:p>0,4617223862</text:p>
          </table:table-cell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666801" calcext:value-type="float">
            <text:p>0,666801</text:p>
          </table:table-cell>
          <table:table-cell office:value-type="float" office:value="0.478236" calcext:value-type="float">
            <text:p>0,478236</text:p>
          </table:table-cell>
          <table:table-cell office:value-type="float" office:value="0.634571" calcext:value-type="float">
            <text:p>0,634571</text:p>
          </table:table-cell>
          <table:table-cell office:value-type="float" office:value="0.571377" calcext:value-type="float">
            <text:p>0,571377</text:p>
          </table:table-cell>
          <table:table-cell office:value-type="float" office:value="0.710583" calcext:value-type="float">
            <text:p>0,710583</text:p>
          </table:table-cell>
          <table:table-cell office:value-type="float" office:value="0.904705" calcext:value-type="float">
            <text:p>0,904705</text:p>
          </table:table-cell>
          <table:table-cell/>
          <table:table-cell table:formula="of:=[.$M$1]*[.I26]+(1-[.$M$1])*[.B27]" office:value-type="float" office:value="0.449016413197471" calcext:value-type="float">
            <text:p>0,4490164132</text:p>
          </table:table-cell>
          <table:table-cell table:formula="of:=[.$M$1]*[.J26]+(1-[.$M$1])*[.C27]" office:value-type="float" office:value="0.465025108928634" calcext:value-type="float">
            <text:p>0,4650251089</text:p>
          </table:table-cell>
          <table:table-cell table:number-columns-repeated="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334444" calcext:value-type="float">
            <text:p>0,334444</text:p>
          </table:table-cell>
          <table:table-cell office:value-type="float" office:value="0.440534" calcext:value-type="float">
            <text:p>0,440534</text:p>
          </table:table-cell>
          <table:table-cell office:value-type="float" office:value="0.792279" calcext:value-type="float">
            <text:p>0,792279</text:p>
          </table:table-cell>
          <table:table-cell office:value-type="float" office:value="0.762141" calcext:value-type="float">
            <text:p>0,762141</text:p>
          </table:table-cell>
          <table:table-cell office:value-type="float" office:value="0.637486" calcext:value-type="float">
            <text:p>0,637486</text:p>
          </table:table-cell>
          <table:table-cell office:value-type="float" office:value="0.891847" calcext:value-type="float">
            <text:p>0,891847</text:p>
          </table:table-cell>
          <table:table-cell/>
          <table:table-cell table:formula="of:=[.$M$1]*[.I27]+(1-[.$M$1])*[.B28]" office:value-type="float" office:value="0.426101930557977" calcext:value-type="float">
            <text:p>0,4261019306</text:p>
          </table:table-cell>
          <table:table-cell table:formula="of:=[.$M$1]*[.J27]+(1-[.$M$1])*[.C28]" office:value-type="float" office:value="0.460126887142907" calcext:value-type="float">
            <text:p>0,4601268871</text:p>
          </table:table-cell>
          <table:table-cell table:number-columns-repeated="3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360369" calcext:value-type="float">
            <text:p>0,360369</text:p>
          </table:table-cell>
          <table:table-cell office:value-type="float" office:value="0.582728" calcext:value-type="float">
            <text:p>0,582728</text:p>
          </table:table-cell>
          <table:table-cell office:value-type="float" office:value="0.69998" calcext:value-type="float">
            <text:p>0,69998</text:p>
          </table:table-cell>
          <table:table-cell office:value-type="float" office:value="0.658928" calcext:value-type="float">
            <text:p>0,658928</text:p>
          </table:table-cell>
          <table:table-cell office:value-type="float" office:value="0.728216" calcext:value-type="float">
            <text:p>0,728216</text:p>
          </table:table-cell>
          <table:table-cell office:value-type="float" office:value="0.852855" calcext:value-type="float">
            <text:p>0,852855</text:p>
          </table:table-cell>
          <table:table-cell/>
          <table:table-cell table:formula="of:=[.$M$1]*[.I28]+(1-[.$M$1])*[.B29]" office:value-type="float" office:value="0.412955344446382" calcext:value-type="float">
            <text:p>0,4129553444</text:p>
          </table:table-cell>
          <table:table-cell table:formula="of:=[.$M$1]*[.J28]+(1-[.$M$1])*[.C29]" office:value-type="float" office:value="0.484647109714326" calcext:value-type="float">
            <text:p>0,4846471097</text:p>
          </table:table-cell>
          <table:table-cell table:number-columns-repeated="3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432521" calcext:value-type="float">
            <text:p>0,432521</text:p>
          </table:table-cell>
          <table:table-cell office:value-type="float" office:value="0.419488" calcext:value-type="float">
            <text:p>0,419488</text:p>
          </table:table-cell>
          <table:table-cell office:value-type="float" office:value="0.877276" calcext:value-type="float">
            <text:p>0,877276</text:p>
          </table:table-cell>
          <table:table-cell office:value-type="float" office:value="0.899009" calcext:value-type="float">
            <text:p>0,899009</text:p>
          </table:table-cell>
          <table:table-cell office:value-type="float" office:value="0.509911" calcext:value-type="float">
            <text:p>0,509911</text:p>
          </table:table-cell>
          <table:table-cell office:value-type="float" office:value="0.706443" calcext:value-type="float">
            <text:p>0,706443</text:p>
          </table:table-cell>
          <table:table-cell/>
          <table:table-cell table:formula="of:=[.$M$1]*[.I29]+(1-[.$M$1])*[.B30]" office:value-type="float" office:value="0.416868475557105" calcext:value-type="float">
            <text:p>0,4168684756</text:p>
          </table:table-cell>
          <table:table-cell table:formula="of:=[.$M$1]*[.J29]+(1-[.$M$1])*[.C30]" office:value-type="float" office:value="0.471615287771461" calcext:value-type="float">
            <text:p>0,4716152878</text:p>
          </table:table-cell>
          <table:table-cell table:number-columns-repeated="3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408257" calcext:value-type="float">
            <text:p>0,408257</text:p>
          </table:table-cell>
          <table:table-cell office:value-type="float" office:value="0.441487" calcext:value-type="float">
            <text:p>0,441487</text:p>
          </table:table-cell>
          <table:table-cell office:value-type="float" office:value="0.762969" calcext:value-type="float">
            <text:p>0,762969</text:p>
          </table:table-cell>
          <table:table-cell office:value-type="float" office:value="0.727466" calcext:value-type="float">
            <text:p>0,727466</text:p>
          </table:table-cell>
          <table:table-cell office:value-type="float" office:value="0.668818" calcext:value-type="float">
            <text:p>0,668818</text:p>
          </table:table-cell>
          <table:table-cell office:value-type="float" office:value="0.871721" calcext:value-type="float">
            <text:p>0,871721</text:p>
          </table:table-cell>
          <table:table-cell/>
          <table:table-cell table:formula="of:=[.$M$1]*[.I30]+(1-[.$M$1])*[.B31]" office:value-type="float" office:value="0.415146180445684" calcext:value-type="float">
            <text:p>0,4151461804</text:p>
          </table:table-cell>
          <table:table-cell table:formula="of:=[.$M$1]*[.J30]+(1-[.$M$1])*[.C31]" office:value-type="float" office:value="0.465589630217169" calcext:value-type="float">
            <text:p>0,4655896302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400776" calcext:value-type="float">
            <text:p>0,400776</text:p>
          </table:table-cell>
          <table:table-cell office:value-type="float" office:value="0.430047" calcext:value-type="float">
            <text:p>0,430047</text:p>
          </table:table-cell>
          <table:table-cell office:value-type="float" office:value="0.807851" calcext:value-type="float">
            <text:p>0,807851</text:p>
          </table:table-cell>
          <table:table-cell office:value-type="float" office:value="0.796261" calcext:value-type="float">
            <text:p>0,796261</text:p>
          </table:table-cell>
          <table:table-cell office:value-type="float" office:value="0.694217" calcext:value-type="float">
            <text:p>0,694217</text:p>
          </table:table-cell>
          <table:table-cell office:value-type="float" office:value="0.79437" calcext:value-type="float">
            <text:p>0,79437</text:p>
          </table:table-cell>
          <table:table-cell/>
          <table:table-cell table:formula="of:=[.$M$1]*[.I31]+(1-[.$M$1])*[.B32]" office:value-type="float" office:value="0.412272144356547" calcext:value-type="float">
            <text:p>0,4122721444</text:p>
          </table:table-cell>
          <table:table-cell table:formula="of:=[.$M$1]*[.J31]+(1-[.$M$1])*[.C32]" office:value-type="float" office:value="0.458481104173735" calcext:value-type="float">
            <text:p>0,4584811042</text:p>
          </table:table-cell>
          <table:table-cell table:number-columns-repeated="3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658072" calcext:value-type="float">
            <text:p>0,658072</text:p>
          </table:table-cell>
          <table:table-cell office:value-type="float" office:value="0.494342" calcext:value-type="float">
            <text:p>0,494342</text:p>
          </table:table-cell>
          <table:table-cell office:value-type="float" office:value="0.836127" calcext:value-type="float">
            <text:p>0,836127</text:p>
          </table:table-cell>
          <table:table-cell office:value-type="float" office:value="0.825202" calcext:value-type="float">
            <text:p>0,825202</text:p>
          </table:table-cell>
          <table:table-cell office:value-type="float" office:value="0.651688" calcext:value-type="float">
            <text:p>0,651688</text:p>
          </table:table-cell>
          <table:table-cell office:value-type="float" office:value="0.846386" calcext:value-type="float">
            <text:p>0,846386</text:p>
          </table:table-cell>
          <table:table-cell/>
          <table:table-cell table:formula="of:=[.$M$1]*[.I32]+(1-[.$M$1])*[.B33]" office:value-type="float" office:value="0.461432115485238" calcext:value-type="float">
            <text:p>0,4614321155</text:p>
          </table:table-cell>
          <table:table-cell table:formula="of:=[.$M$1]*[.J32]+(1-[.$M$1])*[.C33]" office:value-type="float" office:value="0.465653283338988" calcext:value-type="float">
            <text:p>0,4656532833</text:p>
          </table:table-cell>
          <table:table-cell table:number-columns-repeated="3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454186" calcext:value-type="float">
            <text:p>0,454186</text:p>
          </table:table-cell>
          <table:table-cell office:value-type="float" office:value="0.420353" calcext:value-type="float">
            <text:p>0,420353</text:p>
          </table:table-cell>
          <table:table-cell office:value-type="float" office:value="0.674058" calcext:value-type="float">
            <text:p>0,674058</text:p>
          </table:table-cell>
          <table:table-cell office:value-type="float" office:value="0.63732" calcext:value-type="float">
            <text:p>0,63732</text:p>
          </table:table-cell>
          <table:table-cell office:value-type="float" office:value="0.728532" calcext:value-type="float">
            <text:p>0,728532</text:p>
          </table:table-cell>
          <table:table-cell office:value-type="float" office:value="0.811408" calcext:value-type="float">
            <text:p>0,811408</text:p>
          </table:table-cell>
          <table:table-cell/>
          <table:table-cell table:formula="of:=[.$M$1]*[.I33]+(1-[.$M$1])*[.B34]" office:value-type="float" office:value="0.45998289238819" calcext:value-type="float">
            <text:p>0,4599828924</text:p>
          </table:table-cell>
          <table:table-cell table:formula="of:=[.$M$1]*[.J33]+(1-[.$M$1])*[.C34]" office:value-type="float" office:value="0.45659322667119" calcext:value-type="float">
            <text:p>0,4565932267</text:p>
          </table:table-cell>
          <table:table-cell table:number-columns-repeated="3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433093" calcext:value-type="float">
            <text:p>0,433093</text:p>
          </table:table-cell>
          <table:table-cell office:value-type="float" office:value="0.544758" calcext:value-type="float">
            <text:p>0,544758</text:p>
          </table:table-cell>
          <table:table-cell office:value-type="float" office:value="0.671887" calcext:value-type="float">
            <text:p>0,671887</text:p>
          </table:table-cell>
          <table:table-cell office:value-type="float" office:value="0.614123" calcext:value-type="float">
            <text:p>0,614123</text:p>
          </table:table-cell>
          <table:table-cell office:value-type="float" office:value="0.646315" calcext:value-type="float">
            <text:p>0,646315</text:p>
          </table:table-cell>
          <table:table-cell office:value-type="float" office:value="0.907696" calcext:value-type="float">
            <text:p>0,907696</text:p>
          </table:table-cell>
          <table:table-cell/>
          <table:table-cell table:formula="of:=[.$M$1]*[.I34]+(1-[.$M$1])*[.B35]" office:value-type="float" office:value="0.454604913910552" calcext:value-type="float">
            <text:p>0,4546049139</text:p>
          </table:table-cell>
          <table:table-cell table:formula="of:=[.$M$1]*[.J34]+(1-[.$M$1])*[.C35]" office:value-type="float" office:value="0.474226181336952" calcext:value-type="float">
            <text:p>0,4742261813</text:p>
          </table:table-cell>
          <table:table-cell table:number-columns-repeated="3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390756" calcext:value-type="float">
            <text:p>0,390756</text:p>
          </table:table-cell>
          <table:table-cell office:value-type="float" office:value="0.851341" calcext:value-type="float">
            <text:p>0,851341</text:p>
          </table:table-cell>
          <table:table-cell office:value-type="float" office:value="0.601763" calcext:value-type="float">
            <text:p>0,601763</text:p>
          </table:table-cell>
          <table:table-cell office:value-type="float" office:value="0.537424" calcext:value-type="float">
            <text:p>0,537424</text:p>
          </table:table-cell>
          <table:table-cell office:value-type="float" office:value="0.784712" calcext:value-type="float">
            <text:p>0,784712</text:p>
          </table:table-cell>
          <table:table-cell office:value-type="float" office:value="0.836844" calcext:value-type="float">
            <text:p>0,836844</text:p>
          </table:table-cell>
          <table:table-cell/>
          <table:table-cell table:formula="of:=[.$M$1]*[.I35]+(1-[.$M$1])*[.B36]" office:value-type="float" office:value="0.441835131128442" calcext:value-type="float">
            <text:p>0,4418351311</text:p>
          </table:table-cell>
          <table:table-cell table:formula="of:=[.$M$1]*[.J35]+(1-[.$M$1])*[.C36]" office:value-type="float" office:value="0.549649145069562" calcext:value-type="float">
            <text:p>0,5496491451</text:p>
          </table:table-cell>
          <table:table-cell table:number-columns-repeated="3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363755" calcext:value-type="float">
            <text:p>0,363755</text:p>
          </table:table-cell>
          <table:table-cell office:value-type="float" office:value="0.494" calcext:value-type="float">
            <text:p>0,494</text:p>
          </table:table-cell>
          <table:table-cell office:value-type="float" office:value="0.641926" calcext:value-type="float">
            <text:p>0,641926</text:p>
          </table:table-cell>
          <table:table-cell office:value-type="float" office:value="0.626336" calcext:value-type="float">
            <text:p>0,626336</text:p>
          </table:table-cell>
          <table:table-cell office:value-type="float" office:value="0.780198" calcext:value-type="float">
            <text:p>0,780198</text:p>
          </table:table-cell>
          <table:table-cell office:value-type="float" office:value="0.609424" calcext:value-type="float">
            <text:p>0,609424</text:p>
          </table:table-cell>
          <table:table-cell/>
          <table:table-cell table:formula="of:=[.$M$1]*[.I36]+(1-[.$M$1])*[.B37]" office:value-type="float" office:value="0.426219104902753" calcext:value-type="float">
            <text:p>0,4262191049</text:p>
          </table:table-cell>
          <table:table-cell table:formula="of:=[.$M$1]*[.J36]+(1-[.$M$1])*[.C37]" office:value-type="float" office:value="0.538519316055649" calcext:value-type="float">
            <text:p>0,5385193161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474861" calcext:value-type="float">
            <text:p>0,474861</text:p>
          </table:table-cell>
          <table:table-cell office:value-type="float" office:value="0.603311" calcext:value-type="float">
            <text:p>0,603311</text:p>
          </table:table-cell>
          <table:table-cell office:value-type="float" office:value="0.656804" calcext:value-type="float">
            <text:p>0,656804</text:p>
          </table:table-cell>
          <table:table-cell office:value-type="float" office:value="0.593836" calcext:value-type="float">
            <text:p>0,593836</text:p>
          </table:table-cell>
          <table:table-cell office:value-type="float" office:value="0.633899" calcext:value-type="float">
            <text:p>0,633899</text:p>
          </table:table-cell>
          <table:table-cell office:value-type="float" office:value="0.921516" calcext:value-type="float">
            <text:p>0,921516</text:p>
          </table:table-cell>
          <table:table-cell/>
          <table:table-cell table:formula="of:=[.$M$1]*[.I37]+(1-[.$M$1])*[.B38]" office:value-type="float" office:value="0.435947483922203" calcext:value-type="float">
            <text:p>0,4359474839</text:p>
          </table:table-cell>
          <table:table-cell table:formula="of:=[.$M$1]*[.J37]+(1-[.$M$1])*[.C38]" office:value-type="float" office:value="0.55147765284452" calcext:value-type="float">
            <text:p>0,5514776528</text:p>
          </table:table-cell>
          <table:table-cell table:number-columns-repeated="3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425742" calcext:value-type="float">
            <text:p>0,425742</text:p>
          </table:table-cell>
          <table:table-cell office:value-type="float" office:value="0.416303" calcext:value-type="float">
            <text:p>0,416303</text:p>
          </table:table-cell>
          <table:table-cell office:value-type="float" office:value="0.774063" calcext:value-type="float">
            <text:p>0,774063</text:p>
          </table:table-cell>
          <table:table-cell office:value-type="float" office:value="0.738117" calcext:value-type="float">
            <text:p>0,738117</text:p>
          </table:table-cell>
          <table:table-cell office:value-type="float" office:value="0.556792" calcext:value-type="float">
            <text:p>0,556792</text:p>
          </table:table-cell>
          <table:table-cell office:value-type="float" office:value="0.898862" calcext:value-type="float">
            <text:p>0,898862</text:p>
          </table:table-cell>
          <table:table-cell/>
          <table:table-cell table:formula="of:=[.$M$1]*[.I38]+(1-[.$M$1])*[.B39]" office:value-type="float" office:value="0.433906387137762" calcext:value-type="float">
            <text:p>0,4339063871</text:p>
          </table:table-cell>
          <table:table-cell table:formula="of:=[.$M$1]*[.J38]+(1-[.$M$1])*[.C39]" office:value-type="float" office:value="0.524442722275616" calcext:value-type="float">
            <text:p>0,5244427223</text:p>
          </table:table-cell>
          <table:table-cell table:number-columns-repeated="3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348724" calcext:value-type="float">
            <text:p>0,348724</text:p>
          </table:table-cell>
          <table:table-cell office:value-type="float" office:value="0.71858" calcext:value-type="float">
            <text:p>0,71858</text:p>
          </table:table-cell>
          <table:table-cell office:value-type="float" office:value="0.667841" calcext:value-type="float">
            <text:p>0,667841</text:p>
          </table:table-cell>
          <table:table-cell office:value-type="float" office:value="0.621223" calcext:value-type="float">
            <text:p>0,621223</text:p>
          </table:table-cell>
          <table:table-cell office:value-type="float" office:value="0.788629" calcext:value-type="float">
            <text:p>0,788629</text:p>
          </table:table-cell>
          <table:table-cell office:value-type="float" office:value="0.841477" calcext:value-type="float">
            <text:p>0,841477</text:p>
          </table:table-cell>
          <table:table-cell/>
          <table:table-cell table:formula="of:=[.$M$1]*[.I39]+(1-[.$M$1])*[.B40]" office:value-type="float" office:value="0.41686990971021" calcext:value-type="float">
            <text:p>0,4168699097</text:p>
          </table:table-cell>
          <table:table-cell table:formula="of:=[.$M$1]*[.J39]+(1-[.$M$1])*[.C40]" office:value-type="float" office:value="0.563270177820492" calcext:value-type="float">
            <text:p>0,5632701778</text:p>
          </table:table-cell>
          <table:table-cell table:number-columns-repeated="3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427119" calcext:value-type="float">
            <text:p>0,427119</text:p>
          </table:table-cell>
          <table:table-cell office:value-type="float" office:value="0.565879" calcext:value-type="float">
            <text:p>0,565879</text:p>
          </table:table-cell>
          <table:table-cell office:value-type="float" office:value="0.865986" calcext:value-type="float">
            <text:p>0,865986</text:p>
          </table:table-cell>
          <table:table-cell office:value-type="float" office:value="0.873109" calcext:value-type="float">
            <text:p>0,873109</text:p>
          </table:table-cell>
          <table:table-cell office:value-type="float" office:value="0.593292" calcext:value-type="float">
            <text:p>0,593292</text:p>
          </table:table-cell>
          <table:table-cell office:value-type="float" office:value="0.787539" calcext:value-type="float">
            <text:p>0,787539</text:p>
          </table:table-cell>
          <table:table-cell/>
          <table:table-cell table:formula="of:=[.$M$1]*[.I40]+(1-[.$M$1])*[.B41]" office:value-type="float" office:value="0.418919727768168" calcext:value-type="float">
            <text:p>0,4189197278</text:p>
          </table:table-cell>
          <table:table-cell table:formula="of:=[.$M$1]*[.J40]+(1-[.$M$1])*[.C41]" office:value-type="float" office:value="0.563791942256394" calcext:value-type="float">
            <text:p>0,5637919423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82598" calcext:value-type="float">
            <text:p>0,382598</text:p>
          </table:table-cell>
          <table:table-cell office:value-type="float" office:value="0.402392" calcext:value-type="float">
            <text:p>0,402392</text:p>
          </table:table-cell>
          <table:table-cell office:value-type="float" office:value="0.75571" calcext:value-type="float">
            <text:p>0,75571</text:p>
          </table:table-cell>
          <table:table-cell office:value-type="float" office:value="0.764002" calcext:value-type="float">
            <text:p>0,764002</text:p>
          </table:table-cell>
          <table:table-cell office:value-type="float" office:value="0.749476" calcext:value-type="float">
            <text:p>0,749476</text:p>
          </table:table-cell>
          <table:table-cell office:value-type="float" office:value="0.635246" calcext:value-type="float">
            <text:p>0,635246</text:p>
          </table:table-cell>
          <table:table-cell/>
          <table:table-cell table:formula="of:=[.$M$1]*[.I41]+(1-[.$M$1])*[.B42]" office:value-type="float" office:value="0.411655382214534" calcext:value-type="float">
            <text:p>0,4116553822</text:p>
          </table:table-cell>
          <table:table-cell table:formula="of:=[.$M$1]*[.J41]+(1-[.$M$1])*[.C42]" office:value-type="float" office:value="0.531511953805115" calcext:value-type="float">
            <text:p>0,5315119538</text:p>
          </table:table-cell>
          <table:table-cell table:number-columns-repeated="3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536866" calcext:value-type="float">
            <text:p>0,536866</text:p>
          </table:table-cell>
          <table:table-cell office:value-type="float" office:value="0.414211" calcext:value-type="float">
            <text:p>0,414211</text:p>
          </table:table-cell>
          <table:table-cell office:value-type="float" office:value="0.78107" calcext:value-type="float">
            <text:p>0,78107</text:p>
          </table:table-cell>
          <table:table-cell office:value-type="float" office:value="0.750251" calcext:value-type="float">
            <text:p>0,750251</text:p>
          </table:table-cell>
          <table:table-cell office:value-type="float" office:value="0.704501" calcext:value-type="float">
            <text:p>0,704501</text:p>
          </table:table-cell>
          <table:table-cell office:value-type="float" office:value="0.891627" calcext:value-type="float">
            <text:p>0,891627</text:p>
          </table:table-cell>
          <table:table-cell/>
          <table:table-cell table:formula="of:=[.$M$1]*[.I42]+(1-[.$M$1])*[.B43]" office:value-type="float" office:value="0.436697505771627" calcext:value-type="float">
            <text:p>0,4366975058</text:p>
          </table:table-cell>
          <table:table-cell table:formula="of:=[.$M$1]*[.J42]+(1-[.$M$1])*[.C43]" office:value-type="float" office:value="0.508051763044092" calcext:value-type="float">
            <text:p>0,508051763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363572" calcext:value-type="float">
            <text:p>0,363572</text:p>
          </table:table-cell>
          <table:table-cell office:value-type="float" office:value="0.46818" calcext:value-type="float">
            <text:p>0,46818</text:p>
          </table:table-cell>
          <table:table-cell office:value-type="float" office:value="0.752285" calcext:value-type="float">
            <text:p>0,752285</text:p>
          </table:table-cell>
          <table:table-cell office:value-type="float" office:value="0.734479" calcext:value-type="float">
            <text:p>0,734479</text:p>
          </table:table-cell>
          <table:table-cell office:value-type="float" office:value="0.697249" calcext:value-type="float">
            <text:p>0,697249</text:p>
          </table:table-cell>
          <table:table-cell office:value-type="float" office:value="0.720256" calcext:value-type="float">
            <text:p>0,720256</text:p>
          </table:table-cell>
          <table:table-cell/>
          <table:table-cell table:formula="of:=[.$M$1]*[.I43]+(1-[.$M$1])*[.B44]" office:value-type="float" office:value="0.422072404617302" calcext:value-type="float">
            <text:p>0,4220724046</text:p>
          </table:table-cell>
          <table:table-cell table:formula="of:=[.$M$1]*[.J43]+(1-[.$M$1])*[.C44]" office:value-type="float" office:value="0.500077410435274" calcext:value-type="float">
            <text:p>0,5000774104</text:p>
          </table:table-cell>
          <table:table-cell table:number-columns-repeated="3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332724" calcext:value-type="float">
            <text:p>0,332724</text:p>
          </table:table-cell>
          <table:table-cell office:value-type="float" office:value="0.51399" calcext:value-type="float">
            <text:p>0,51399</text:p>
          </table:table-cell>
          <table:table-cell office:value-type="float" office:value="0.640387" calcext:value-type="float">
            <text:p>0,640387</text:p>
          </table:table-cell>
          <table:table-cell office:value-type="float" office:value="0.573261" calcext:value-type="float">
            <text:p>0,573261</text:p>
          </table:table-cell>
          <table:table-cell office:value-type="float" office:value="0.666903" calcext:value-type="float">
            <text:p>0,666903</text:p>
          </table:table-cell>
          <table:table-cell office:value-type="float" office:value="0.935249" calcext:value-type="float">
            <text:p>0,935249</text:p>
          </table:table-cell>
          <table:table-cell/>
          <table:table-cell table:formula="of:=[.$M$1]*[.I44]+(1-[.$M$1])*[.B45]" office:value-type="float" office:value="0.404202723693842" calcext:value-type="float">
            <text:p>0,4042027237</text:p>
          </table:table-cell>
          <table:table-cell table:formula="of:=[.$M$1]*[.J44]+(1-[.$M$1])*[.C45]" office:value-type="float" office:value="0.502859928348219" calcext:value-type="float">
            <text:p>0,5028599283</text:p>
          </table:table-cell>
          <table:table-cell table:number-columns-repeated="3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270724" calcext:value-type="float">
            <text:p>0,270724</text:p>
          </table:table-cell>
          <table:table-cell office:value-type="float" office:value="0.487835" calcext:value-type="float">
            <text:p>0,487835</text:p>
          </table:table-cell>
          <table:table-cell office:value-type="float" office:value="0.727873" calcext:value-type="float">
            <text:p>0,727873</text:p>
          </table:table-cell>
          <table:table-cell office:value-type="float" office:value="0.687684" calcext:value-type="float">
            <text:p>0,687684</text:p>
          </table:table-cell>
          <table:table-cell office:value-type="float" office:value="0.758605" calcext:value-type="float">
            <text:p>0,758605</text:p>
          </table:table-cell>
          <table:table-cell office:value-type="float" office:value="0.865762" calcext:value-type="float">
            <text:p>0,865762</text:p>
          </table:table-cell>
          <table:table-cell/>
          <table:table-cell table:formula="of:=[.$M$1]*[.I45]+(1-[.$M$1])*[.B46]" office:value-type="float" office:value="0.377506978955073" calcext:value-type="float">
            <text:p>0,377506979</text:p>
          </table:table-cell>
          <table:table-cell table:formula="of:=[.$M$1]*[.J45]+(1-[.$M$1])*[.C46]" office:value-type="float" office:value="0.499854942678575" calcext:value-type="float">
            <text:p>0,4998549427</text:p>
          </table:table-cell>
          <table:table-cell table:number-columns-repeated="3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445567" calcext:value-type="float">
            <text:p>0,445567</text:p>
          </table:table-cell>
          <table:table-cell office:value-type="float" office:value="0.441693" calcext:value-type="float">
            <text:p>0,441693</text:p>
          </table:table-cell>
          <table:table-cell office:value-type="float" office:value="0.698249" calcext:value-type="float">
            <text:p>0,698249</text:p>
          </table:table-cell>
          <table:table-cell office:value-type="float" office:value="0.662106" calcext:value-type="float">
            <text:p>0,662106</text:p>
          </table:table-cell>
          <table:table-cell office:value-type="float" office:value="0.765102" calcext:value-type="float">
            <text:p>0,765102</text:p>
          </table:table-cell>
          <table:table-cell office:value-type="float" office:value="0.796201" calcext:value-type="float">
            <text:p>0,796201</text:p>
          </table:table-cell>
          <table:table-cell/>
          <table:table-cell table:formula="of:=[.$M$1]*[.I46]+(1-[.$M$1])*[.B47]" office:value-type="float" office:value="0.391118983164059" calcext:value-type="float">
            <text:p>0,3911189832</text:p>
          </table:table-cell>
          <table:table-cell table:formula="of:=[.$M$1]*[.J46]+(1-[.$M$1])*[.C47]" office:value-type="float" office:value="0.48822255414286" calcext:value-type="float">
            <text:p>0,4882225541</text:p>
          </table:table-cell>
          <table:table-cell table:number-columns-repeated="3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417516" calcext:value-type="float">
            <text:p>0,417516</text:p>
          </table:table-cell>
          <table:table-cell office:value-type="float" office:value="0.440855" calcext:value-type="float">
            <text:p>0,440855</text:p>
          </table:table-cell>
          <table:table-cell office:value-type="float" office:value="0.774822" calcext:value-type="float">
            <text:p>0,774822</text:p>
          </table:table-cell>
          <table:table-cell office:value-type="float" office:value="0.738935" calcext:value-type="float">
            <text:p>0,738935</text:p>
          </table:table-cell>
          <table:table-cell office:value-type="float" office:value="0.64318" calcext:value-type="float">
            <text:p>0,64318</text:p>
          </table:table-cell>
          <table:table-cell office:value-type="float" office:value="0.885112" calcext:value-type="float">
            <text:p>0,885112</text:p>
          </table:table-cell>
          <table:table-cell/>
          <table:table-cell table:formula="of:=[.$M$1]*[.I47]+(1-[.$M$1])*[.B48]" office:value-type="float" office:value="0.396398386531247" calcext:value-type="float">
            <text:p>0,3963983865</text:p>
          </table:table-cell>
          <table:table-cell table:formula="of:=[.$M$1]*[.J47]+(1-[.$M$1])*[.C48]" office:value-type="float" office:value="0.478749043314288" calcext:value-type="float">
            <text:p>0,4787490433</text:p>
          </table:table-cell>
          <table:table-cell table:number-columns-repeated="3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594311" calcext:value-type="float">
            <text:p>0,594311</text:p>
          </table:table-cell>
          <table:table-cell office:value-type="float" office:value="0.553383" calcext:value-type="float">
            <text:p>0,553383</text:p>
          </table:table-cell>
          <table:table-cell office:value-type="float" office:value="0.584993" calcext:value-type="float">
            <text:p>0,584993</text:p>
          </table:table-cell>
          <table:table-cell office:value-type="float" office:value="0.510967" calcext:value-type="float">
            <text:p>0,510967</text:p>
          </table:table-cell>
          <table:table-cell office:value-type="float" office:value="0.758079" calcext:value-type="float">
            <text:p>0,758079</text:p>
          </table:table-cell>
          <table:table-cell office:value-type="float" office:value="0.90128" calcext:value-type="float">
            <text:p>0,90128</text:p>
          </table:table-cell>
          <table:table-cell/>
          <table:table-cell table:formula="of:=[.$M$1]*[.I48]+(1-[.$M$1])*[.B49]" office:value-type="float" office:value="0.435980909224998" calcext:value-type="float">
            <text:p>0,4359809092</text:p>
          </table:table-cell>
          <table:table-cell table:formula="of:=[.$M$1]*[.J48]+(1-[.$M$1])*[.C49]" office:value-type="float" office:value="0.493675834651431" calcext:value-type="float">
            <text:p>0,4936758347</text:p>
          </table:table-cell>
          <table:table-cell table:number-columns-repeated="3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417623" calcext:value-type="float">
            <text:p>0,417623</text:p>
          </table:table-cell>
          <table:table-cell office:value-type="float" office:value="0.393934" calcext:value-type="float">
            <text:p>0,393934</text:p>
          </table:table-cell>
          <table:table-cell office:value-type="float" office:value="0.750422" calcext:value-type="float">
            <text:p>0,750422</text:p>
          </table:table-cell>
          <table:table-cell office:value-type="float" office:value="0.718899" calcext:value-type="float">
            <text:p>0,718899</text:p>
          </table:table-cell>
          <table:table-cell office:value-type="float" office:value="0.657006" calcext:value-type="float">
            <text:p>0,657006</text:p>
          </table:table-cell>
          <table:table-cell office:value-type="float" office:value="0.884814" calcext:value-type="float">
            <text:p>0,884814</text:p>
          </table:table-cell>
          <table:table-cell/>
          <table:table-cell table:formula="of:=[.$M$1]*[.I49]+(1-[.$M$1])*[.B50]" office:value-type="float" office:value="0.432309327379998" calcext:value-type="float">
            <text:p>0,4323093274</text:p>
          </table:table-cell>
          <table:table-cell table:formula="of:=[.$M$1]*[.J49]+(1-[.$M$1])*[.C50]" office:value-type="float" office:value="0.473727467721144" calcext:value-type="float">
            <text:p>0,4737274677</text:p>
          </table:table-cell>
          <table:table-cell table:number-columns-repeated="3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531971" calcext:value-type="float">
            <text:p>0,531971</text:p>
          </table:table-cell>
          <table:table-cell office:value-type="float" office:value="0.614609" calcext:value-type="float">
            <text:p>0,614609</text:p>
          </table:table-cell>
          <table:table-cell office:value-type="float" office:value="0.775951" calcext:value-type="float">
            <text:p>0,775951</text:p>
          </table:table-cell>
          <table:table-cell office:value-type="float" office:value="0.748295" calcext:value-type="float">
            <text:p>0,748295</text:p>
          </table:table-cell>
          <table:table-cell office:value-type="float" office:value="0.694589" calcext:value-type="float">
            <text:p>0,694589</text:p>
          </table:table-cell>
          <table:table-cell office:value-type="float" office:value="0.874633" calcext:value-type="float">
            <text:p>0,874633</text:p>
          </table:table-cell>
          <table:table-cell/>
          <table:table-cell table:formula="of:=[.$M$1]*[.I50]+(1-[.$M$1])*[.B51]" office:value-type="float" office:value="0.452241661903998" calcext:value-type="float">
            <text:p>0,4522416619</text:p>
          </table:table-cell>
          <table:table-cell table:formula="of:=[.$M$1]*[.J50]+(1-[.$M$1])*[.C51]" office:value-type="float" office:value="0.501903774176916" calcext:value-type="float">
            <text:p>0,5019037742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488326" calcext:value-type="float">
            <text:p>0,488326</text:p>
          </table:table-cell>
          <table:table-cell office:value-type="float" office:value="0.432602" calcext:value-type="float">
            <text:p>0,432602</text:p>
          </table:table-cell>
          <table:table-cell office:value-type="float" office:value="0.780168" calcext:value-type="float">
            <text:p>0,780168</text:p>
          </table:table-cell>
          <table:table-cell office:value-type="float" office:value="0.763108" calcext:value-type="float">
            <text:p>0,763108</text:p>
          </table:table-cell>
          <table:table-cell office:value-type="float" office:value="0.728752" calcext:value-type="float">
            <text:p>0,728752</text:p>
          </table:table-cell>
          <table:table-cell office:value-type="float" office:value="0.783039" calcext:value-type="float">
            <text:p>0,783039</text:p>
          </table:table-cell>
          <table:table-cell/>
          <table:table-cell table:formula="of:=[.$M$1]*[.I51]+(1-[.$M$1])*[.B52]" office:value-type="float" office:value="0.459458529523199" calcext:value-type="float">
            <text:p>0,4594585295</text:p>
          </table:table-cell>
          <table:table-cell table:formula="of:=[.$M$1]*[.J51]+(1-[.$M$1])*[.C52]" office:value-type="float" office:value="0.488043419341532" calcext:value-type="float">
            <text:p>0,4880434193</text:p>
          </table:table-cell>
          <table:table-cell table:number-columns-repeated="3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406413" calcext:value-type="float">
            <text:p>0,406413</text:p>
          </table:table-cell>
          <table:table-cell office:value-type="float" office:value="1.00906" calcext:value-type="float">
            <text:p>1,00906</text:p>
          </table:table-cell>
          <table:table-cell office:value-type="float" office:value="0.555213" calcext:value-type="float">
            <text:p>0,555213</text:p>
          </table:table-cell>
          <table:table-cell office:value-type="float" office:value="0.476199" calcext:value-type="float">
            <text:p>0,476199</text:p>
          </table:table-cell>
          <table:table-cell office:value-type="float" office:value="0.457817" calcext:value-type="float">
            <text:p>0,457817</text:p>
          </table:table-cell>
          <table:table-cell office:value-type="float" office:value="0.947939" calcext:value-type="float">
            <text:p>0,947939</text:p>
          </table:table-cell>
          <table:table-cell/>
          <table:table-cell table:formula="of:=[.$M$1]*[.I52]+(1-[.$M$1])*[.B53]" office:value-type="float" office:value="0.448849423618559" calcext:value-type="float">
            <text:p>0,4488494236</text:p>
          </table:table-cell>
          <table:table-cell table:formula="of:=[.$M$1]*[.J52]+(1-[.$M$1])*[.C53]" office:value-type="float" office:value="0.592246735473226" calcext:value-type="float">
            <text:p>0,5922467355</text:p>
          </table:table-cell>
          <table:table-cell table:number-columns-repeated="3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559372" calcext:value-type="float">
            <text:p>0,559372</text:p>
          </table:table-cell>
          <table:table-cell office:value-type="float" office:value="0.411132" calcext:value-type="float">
            <text:p>0,411132</text:p>
          </table:table-cell>
          <table:table-cell office:value-type="float" office:value="0.810492" calcext:value-type="float">
            <text:p>0,810492</text:p>
          </table:table-cell>
          <table:table-cell office:value-type="float" office:value="0.836993" calcext:value-type="float">
            <text:p>0,836993</text:p>
          </table:table-cell>
          <table:table-cell office:value-type="float" office:value="0.595404" calcext:value-type="float">
            <text:p>0,595404</text:p>
          </table:table-cell>
          <table:table-cell office:value-type="float" office:value="0.623494" calcext:value-type="float">
            <text:p>0,623494</text:p>
          </table:table-cell>
          <table:table-cell/>
          <table:table-cell table:formula="of:=[.$M$1]*[.I53]+(1-[.$M$1])*[.B54]" office:value-type="float" office:value="0.470953938894847" calcext:value-type="float">
            <text:p>0,4709539389</text:p>
          </table:table-cell>
          <table:table-cell table:formula="of:=[.$M$1]*[.J53]+(1-[.$M$1])*[.C54]" office:value-type="float" office:value="0.556023788378581" calcext:value-type="float">
            <text:p>0,5560237884</text:p>
          </table:table-cell>
          <table:table-cell table:number-columns-repeated="3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35769" calcext:value-type="float">
            <text:p>0,35769</text:p>
          </table:table-cell>
          <table:table-cell office:value-type="float" office:value="0.393439" calcext:value-type="float">
            <text:p>0,393439</text:p>
          </table:table-cell>
          <table:table-cell office:value-type="float" office:value="0.71158" calcext:value-type="float">
            <text:p>0,71158</text:p>
          </table:table-cell>
          <table:table-cell office:value-type="float" office:value="0.662631" calcext:value-type="float">
            <text:p>0,662631</text:p>
          </table:table-cell>
          <table:table-cell office:value-type="float" office:value="0.649014" calcext:value-type="float">
            <text:p>0,649014</text:p>
          </table:table-cell>
          <table:table-cell office:value-type="float" office:value="0.912498" calcext:value-type="float">
            <text:p>0,912498</text:p>
          </table:table-cell>
          <table:table-cell/>
          <table:table-cell table:formula="of:=[.$M$1]*[.I54]+(1-[.$M$1])*[.B55]" office:value-type="float" office:value="0.448301151115878" calcext:value-type="float">
            <text:p>0,4483011511</text:p>
          </table:table-cell>
          <table:table-cell table:formula="of:=[.$M$1]*[.J54]+(1-[.$M$1])*[.C55]" office:value-type="float" office:value="0.523506830702865" calcext:value-type="float">
            <text:p>0,5235068307</text:p>
          </table:table-cell>
          <table:table-cell table:number-columns-repeated="3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460349" calcext:value-type="float">
            <text:p>0,460349</text:p>
          </table:table-cell>
          <table:table-cell office:value-type="float" office:value="0.576838" calcext:value-type="float">
            <text:p>0,576838</text:p>
          </table:table-cell>
          <table:table-cell office:value-type="float" office:value="0.765671" calcext:value-type="float">
            <text:p>0,765671</text:p>
          </table:table-cell>
          <table:table-cell office:value-type="float" office:value="0.726294" calcext:value-type="float">
            <text:p>0,726294</text:p>
          </table:table-cell>
          <table:table-cell office:value-type="float" office:value="0.670222" calcext:value-type="float">
            <text:p>0,670222</text:p>
          </table:table-cell>
          <table:table-cell office:value-type="float" office:value="0.898297" calcext:value-type="float">
            <text:p>0,898297</text:p>
          </table:table-cell>
          <table:table-cell/>
          <table:table-cell table:formula="of:=[.$M$1]*[.I55]+(1-[.$M$1])*[.B56]" office:value-type="float" office:value="0.450710720892702" calcext:value-type="float">
            <text:p>0,4507107209</text:p>
          </table:table-cell>
          <table:table-cell table:formula="of:=[.$M$1]*[.J55]+(1-[.$M$1])*[.C56]" office:value-type="float" office:value="0.534173064562292" calcext:value-type="float">
            <text:p>0,5341730646</text:p>
          </table:table-cell>
          <table:table-cell table:number-columns-repeated="3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361379" calcext:value-type="float">
            <text:p>0,361379</text:p>
          </table:table-cell>
          <table:table-cell office:value-type="float" office:value="0.436111" calcext:value-type="float">
            <text:p>0,436111</text:p>
          </table:table-cell>
          <table:table-cell office:value-type="float" office:value="0.506955" calcext:value-type="float">
            <text:p>0,506955</text:p>
          </table:table-cell>
          <table:table-cell office:value-type="float" office:value="0.408877" calcext:value-type="float">
            <text:p>0,408877</text:p>
          </table:table-cell>
          <table:table-cell office:value-type="float" office:value="0.655347" calcext:value-type="float">
            <text:p>0,655347</text:p>
          </table:table-cell>
          <table:table-cell office:value-type="float" office:value="0.951698" calcext:value-type="float">
            <text:p>0,951698</text:p>
          </table:table-cell>
          <table:table-cell/>
          <table:table-cell table:formula="of:=[.$M$1]*[.I56]+(1-[.$M$1])*[.B57]" office:value-type="float" office:value="0.432844376714162" calcext:value-type="float">
            <text:p>0,4328443767</text:p>
          </table:table-cell>
          <table:table-cell table:formula="of:=[.$M$1]*[.J56]+(1-[.$M$1])*[.C57]" office:value-type="float" office:value="0.514560651649833" calcext:value-type="float">
            <text:p>0,5145606516</text:p>
          </table:table-cell>
          <table:table-cell table:number-columns-repeated="3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391307" calcext:value-type="float">
            <text:p>0,391307</text:p>
          </table:table-cell>
          <table:table-cell office:value-type="float" office:value="0.471289" calcext:value-type="float">
            <text:p>0,471289</text:p>
          </table:table-cell>
          <table:table-cell office:value-type="float" office:value="0.681937" calcext:value-type="float">
            <text:p>0,681937</text:p>
          </table:table-cell>
          <table:table-cell office:value-type="float" office:value="0.651045" calcext:value-type="float">
            <text:p>0,651045</text:p>
          </table:table-cell>
          <table:table-cell office:value-type="float" office:value="0.753338" calcext:value-type="float">
            <text:p>0,753338</text:p>
          </table:table-cell>
          <table:table-cell office:value-type="float" office:value="0.816858" calcext:value-type="float">
            <text:p>0,816858</text:p>
          </table:table-cell>
          <table:table-cell/>
          <table:table-cell table:formula="of:=[.$M$1]*[.I57]+(1-[.$M$1])*[.B58]" office:value-type="float" office:value="0.424536901371329" calcext:value-type="float">
            <text:p>0,4245369014</text:p>
          </table:table-cell>
          <table:table-cell table:formula="of:=[.$M$1]*[.J57]+(1-[.$M$1])*[.C58]" office:value-type="float" office:value="0.505906321319867" calcext:value-type="float">
            <text:p>0,5059063213</text:p>
          </table:table-cell>
          <table:table-cell table:number-columns-repeated="3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342478" calcext:value-type="float">
            <text:p>0,342478</text:p>
          </table:table-cell>
          <table:table-cell office:value-type="float" office:value="0.514388" calcext:value-type="float">
            <text:p>0,514388</text:p>
          </table:table-cell>
          <table:table-cell office:value-type="float" office:value="0.847938" calcext:value-type="float">
            <text:p>0,847938</text:p>
          </table:table-cell>
          <table:table-cell office:value-type="float" office:value="0.839124" calcext:value-type="float">
            <text:p>0,839124</text:p>
          </table:table-cell>
          <table:table-cell office:value-type="float" office:value="0.619517" calcext:value-type="float">
            <text:p>0,619517</text:p>
          </table:table-cell>
          <table:table-cell office:value-type="float" office:value="0.870487" calcext:value-type="float">
            <text:p>0,870487</text:p>
          </table:table-cell>
          <table:table-cell/>
          <table:table-cell table:formula="of:=[.$M$1]*[.I58]+(1-[.$M$1])*[.B59]" office:value-type="float" office:value="0.408125121097064" calcext:value-type="float">
            <text:p>0,4081251211</text:p>
          </table:table-cell>
          <table:table-cell table:formula="of:=[.$M$1]*[.J58]+(1-[.$M$1])*[.C59]" office:value-type="float" office:value="0.507602657055893" calcext:value-type="float">
            <text:p>0,5076026571</text:p>
          </table:table-cell>
          <table:table-cell table:number-columns-repeated="3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46364" calcext:value-type="float">
            <text:p>0,46364</text:p>
          </table:table-cell>
          <table:table-cell office:value-type="float" office:value="0.472043" calcext:value-type="float">
            <text:p>0,472043</text:p>
          </table:table-cell>
          <table:table-cell office:value-type="float" office:value="0.74837" calcext:value-type="float">
            <text:p>0,74837</text:p>
          </table:table-cell>
          <table:table-cell office:value-type="float" office:value="0.72067" calcext:value-type="float">
            <text:p>0,72067</text:p>
          </table:table-cell>
          <table:table-cell office:value-type="float" office:value="0.74503" calcext:value-type="float">
            <text:p>0,74503</text:p>
          </table:table-cell>
          <table:table-cell office:value-type="float" office:value="0.822603" calcext:value-type="float">
            <text:p>0,822603</text:p>
          </table:table-cell>
          <table:table-cell/>
          <table:table-cell table:formula="of:=[.$M$1]*[.I59]+(1-[.$M$1])*[.B60]" office:value-type="float" office:value="0.419228096877651" calcext:value-type="float">
            <text:p>0,4192280969</text:p>
          </table:table-cell>
          <table:table-cell table:formula="of:=[.$M$1]*[.J59]+(1-[.$M$1])*[.C60]" office:value-type="float" office:value="0.500490725644715" calcext:value-type="float">
            <text:p>0,5004907256</text:p>
          </table:table-cell>
          <table:table-cell table:number-columns-repeated="3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390182" calcext:value-type="float">
            <text:p>0,390182</text:p>
          </table:table-cell>
          <table:table-cell office:value-type="float" office:value="0.618908" calcext:value-type="float">
            <text:p>0,618908</text:p>
          </table:table-cell>
          <table:table-cell office:value-type="float" office:value="0.638463" calcext:value-type="float">
            <text:p>0,638463</text:p>
          </table:table-cell>
          <table:table-cell office:value-type="float" office:value="0.584494" calcext:value-type="float">
            <text:p>0,584494</text:p>
          </table:table-cell>
          <table:table-cell office:value-type="float" office:value="0.76773" calcext:value-type="float">
            <text:p>0,76773</text:p>
          </table:table-cell>
          <table:table-cell office:value-type="float" office:value="0.896296" calcext:value-type="float">
            <text:p>0,896296</text:p>
          </table:table-cell>
          <table:table-cell/>
          <table:table-cell table:formula="of:=[.$M$1]*[.I60]+(1-[.$M$1])*[.B61]" office:value-type="float" office:value="0.413418877502121" calcext:value-type="float">
            <text:p>0,4134188775</text:p>
          </table:table-cell>
          <table:table-cell table:formula="of:=[.$M$1]*[.J60]+(1-[.$M$1])*[.C61]" office:value-type="float" office:value="0.524174180515772" calcext:value-type="float">
            <text:p>0,5241741805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440286" calcext:value-type="float">
            <text:p>0,440286</text:p>
          </table:table-cell>
          <table:table-cell office:value-type="float" office:value="0.585314" calcext:value-type="float">
            <text:p>0,585314</text:p>
          </table:table-cell>
          <table:table-cell office:value-type="float" office:value="0.818838" calcext:value-type="float">
            <text:p>0,818838</text:p>
          </table:table-cell>
          <table:table-cell office:value-type="float" office:value="0.801519" calcext:value-type="float">
            <text:p>0,801519</text:p>
          </table:table-cell>
          <table:table-cell office:value-type="float" office:value="0.647253" calcext:value-type="float">
            <text:p>0,647253</text:p>
          </table:table-cell>
          <table:table-cell office:value-type="float" office:value="0.883808" calcext:value-type="float">
            <text:p>0,883808</text:p>
          </table:table-cell>
          <table:table-cell/>
          <table:table-cell table:formula="of:=[.$M$1]*[.I61]+(1-[.$M$1])*[.B62]" office:value-type="float" office:value="0.418792302001697" calcext:value-type="float">
            <text:p>0,418792302</text:p>
          </table:table-cell>
          <table:table-cell table:formula="of:=[.$M$1]*[.J61]+(1-[.$M$1])*[.C62]" office:value-type="float" office:value="0.536402144412617" calcext:value-type="float">
            <text:p>0,5364021444</text:p>
          </table:table-cell>
          <table:table-cell table:number-columns-repeated="3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534532" calcext:value-type="float">
            <text:p>0,534532</text:p>
          </table:table-cell>
          <table:table-cell office:value-type="float" office:value="0.49049" calcext:value-type="float">
            <text:p>0,49049</text:p>
          </table:table-cell>
          <table:table-cell office:value-type="float" office:value="0.791851" calcext:value-type="float">
            <text:p>0,791851</text:p>
          </table:table-cell>
          <table:table-cell office:value-type="float" office:value="0.800913" calcext:value-type="float">
            <text:p>0,800913</text:p>
          </table:table-cell>
          <table:table-cell office:value-type="float" office:value="0.618456" calcext:value-type="float">
            <text:p>0,618456</text:p>
          </table:table-cell>
          <table:table-cell office:value-type="float" office:value="0.717658" calcext:value-type="float">
            <text:p>0,717658</text:p>
          </table:table-cell>
          <table:table-cell/>
          <table:table-cell table:formula="of:=[.$M$1]*[.I62]+(1-[.$M$1])*[.B63]" office:value-type="float" office:value="0.441940241601357" calcext:value-type="float">
            <text:p>0,4419402416</text:p>
          </table:table-cell>
          <table:table-cell table:formula="of:=[.$M$1]*[.J62]+(1-[.$M$1])*[.C63]" office:value-type="float" office:value="0.527219715530094" calcext:value-type="float">
            <text:p>0,5272197155</text:p>
          </table:table-cell>
          <table:table-cell table:number-columns-repeated="3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529705" calcext:value-type="float">
            <text:p>0,529705</text:p>
          </table:table-cell>
          <table:table-cell office:value-type="float" office:value="0.453874" calcext:value-type="float">
            <text:p>0,453874</text:p>
          </table:table-cell>
          <table:table-cell office:value-type="float" office:value="0.729995" calcext:value-type="float">
            <text:p>0,729995</text:p>
          </table:table-cell>
          <table:table-cell office:value-type="float" office:value="0.696503" calcext:value-type="float">
            <text:p>0,696503</text:p>
          </table:table-cell>
          <table:table-cell office:value-type="float" office:value="0.661393" calcext:value-type="float">
            <text:p>0,661393</text:p>
          </table:table-cell>
          <table:table-cell office:value-type="float" office:value="0.890898" calcext:value-type="float">
            <text:p>0,890898</text:p>
          </table:table-cell>
          <table:table-cell/>
          <table:table-cell table:formula="of:=[.$M$1]*[.I63]+(1-[.$M$1])*[.B64]" office:value-type="float" office:value="0.459493193281086" calcext:value-type="float">
            <text:p>0,4594931933</text:p>
          </table:table-cell>
          <table:table-cell table:formula="of:=[.$M$1]*[.J63]+(1-[.$M$1])*[.C64]" office:value-type="float" office:value="0.512550572424075" calcext:value-type="float">
            <text:p>0,5125505724</text:p>
          </table:table-cell>
          <table:table-cell table:number-columns-repeated="3"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41539" calcext:value-type="float">
            <text:p>0,41539</text:p>
          </table:table-cell>
          <table:table-cell office:value-type="float" office:value="0.653883" calcext:value-type="float">
            <text:p>0,653883</text:p>
          </table:table-cell>
          <table:table-cell office:value-type="float" office:value="0.78429" calcext:value-type="float">
            <text:p>0,78429</text:p>
          </table:table-cell>
          <table:table-cell office:value-type="float" office:value="0.752651" calcext:value-type="float">
            <text:p>0,752651</text:p>
          </table:table-cell>
          <table:table-cell office:value-type="float" office:value="0.654859" calcext:value-type="float">
            <text:p>0,654859</text:p>
          </table:table-cell>
          <table:table-cell office:value-type="float" office:value="0.885494" calcext:value-type="float">
            <text:p>0,885494</text:p>
          </table:table-cell>
          <table:table-cell/>
          <table:table-cell table:formula="of:=[.$M$1]*[.I64]+(1-[.$M$1])*[.B65]" office:value-type="float" office:value="0.450672554624869" calcext:value-type="float">
            <text:p>0,4506725546</text:p>
          </table:table-cell>
          <table:table-cell table:formula="of:=[.$M$1]*[.J64]+(1-[.$M$1])*[.C65]" office:value-type="float" office:value="0.54081705793926" calcext:value-type="float">
            <text:p>0,5408170579</text:p>
          </table:table-cell>
          <table:table-cell table:number-columns-repeated="3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386699" calcext:value-type="float">
            <text:p>0,386699</text:p>
          </table:table-cell>
          <table:table-cell office:value-type="float" office:value="0.523952" calcext:value-type="float">
            <text:p>0,523952</text:p>
          </table:table-cell>
          <table:table-cell office:value-type="float" office:value="0.79904" calcext:value-type="float">
            <text:p>0,79904</text:p>
          </table:table-cell>
          <table:table-cell office:value-type="float" office:value="0.797278" calcext:value-type="float">
            <text:p>0,797278</text:p>
          </table:table-cell>
          <table:table-cell office:value-type="float" office:value="0.712252" calcext:value-type="float">
            <text:p>0,712252</text:p>
          </table:table-cell>
          <table:table-cell office:value-type="float" office:value="0.752312" calcext:value-type="float">
            <text:p>0,752312</text:p>
          </table:table-cell>
          <table:table-cell/>
          <table:table-cell table:formula="of:=[.$M$1]*[.I65]+(1-[.$M$1])*[.B66]" office:value-type="float" office:value="0.437877843699895" calcext:value-type="float">
            <text:p>0,4378778437</text:p>
          </table:table-cell>
          <table:table-cell table:formula="of:=[.$M$1]*[.J65]+(1-[.$M$1])*[.C66]" office:value-type="float" office:value="0.537444046351408" calcext:value-type="float">
            <text:p>0,5374440464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370166" calcext:value-type="float">
            <text:p>0,370166</text:p>
          </table:table-cell>
          <table:table-cell office:value-type="float" office:value="0.540286" calcext:value-type="float">
            <text:p>0,540286</text:p>
          </table:table-cell>
          <table:table-cell office:value-type="float" office:value="0.766286" calcext:value-type="float">
            <text:p>0,766286</text:p>
          </table:table-cell>
          <table:table-cell office:value-type="float" office:value="0.734208" calcext:value-type="float">
            <text:p>0,734208</text:p>
          </table:table-cell>
          <table:table-cell office:value-type="float" office:value="0.412861" calcext:value-type="float">
            <text:p>0,412861</text:p>
          </table:table-cell>
          <table:table-cell office:value-type="float" office:value="0.901243" calcext:value-type="float">
            <text:p>0,901243</text:p>
          </table:table-cell>
          <table:table-cell/>
          <table:table-cell table:formula="of:=[.$M$1]*[.I66]+(1-[.$M$1])*[.B67]" office:value-type="float" office:value="0.424335474959916" calcext:value-type="float">
            <text:p>0,424335475</text:p>
          </table:table-cell>
          <table:table-cell table:formula="of:=[.$M$1]*[.J66]+(1-[.$M$1])*[.C67]" office:value-type="float" office:value="0.538012437081126" calcext:value-type="float">
            <text:p>0,5380124371</text:p>
          </table:table-cell>
          <table:table-cell table:number-columns-repeated="3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402362" calcext:value-type="float">
            <text:p>0,402362</text:p>
          </table:table-cell>
          <table:table-cell office:value-type="float" office:value="0.483818" calcext:value-type="float">
            <text:p>0,483818</text:p>
          </table:table-cell>
          <table:table-cell office:value-type="float" office:value="0.846311" calcext:value-type="float">
            <text:p>0,846311</text:p>
          </table:table-cell>
          <table:table-cell office:value-type="float" office:value="0.836662" calcext:value-type="float">
            <text:p>0,836662</text:p>
          </table:table-cell>
          <table:table-cell office:value-type="float" office:value="0.55923" calcext:value-type="float">
            <text:p>0,55923</text:p>
          </table:table-cell>
          <table:table-cell office:value-type="float" office:value="0.865881" calcext:value-type="float">
            <text:p>0,865881</text:p>
          </table:table-cell>
          <table:table-cell/>
          <table:table-cell table:formula="of:=[.$M$1]*[.I67]+(1-[.$M$1])*[.B68]" office:value-type="float" office:value="0.419940779967933" calcext:value-type="float">
            <text:p>0,41994078</text:p>
          </table:table-cell>
          <table:table-cell table:formula="of:=[.$M$1]*[.J67]+(1-[.$M$1])*[.C68]" office:value-type="float" office:value="0.527173549664901" calcext:value-type="float">
            <text:p>0,5271735497</text:p>
          </table:table-cell>
          <table:table-cell table:number-columns-repeated="3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397222" calcext:value-type="float">
            <text:p>0,397222</text:p>
          </table:table-cell>
          <table:table-cell office:value-type="float" office:value="0.713636" calcext:value-type="float">
            <text:p>0,713636</text:p>
          </table:table-cell>
          <table:table-cell office:value-type="float" office:value="0.700964" calcext:value-type="float">
            <text:p>0,700964</text:p>
          </table:table-cell>
          <table:table-cell office:value-type="float" office:value="0.667573" calcext:value-type="float">
            <text:p>0,667573</text:p>
          </table:table-cell>
          <table:table-cell office:value-type="float" office:value="0.765853" calcext:value-type="float">
            <text:p>0,765853</text:p>
          </table:table-cell>
          <table:table-cell office:value-type="float" office:value="0.789955" calcext:value-type="float">
            <text:p>0,789955</text:p>
          </table:table-cell>
          <table:table-cell/>
          <table:table-cell table:formula="of:=[.$M$1]*[.I68]+(1-[.$M$1])*[.B69]" office:value-type="float" office:value="0.415397023974346" calcext:value-type="float">
            <text:p>0,415397024</text:p>
          </table:table-cell>
          <table:table-cell table:formula="of:=[.$M$1]*[.J68]+(1-[.$M$1])*[.C69]" office:value-type="float" office:value="0.564466039731921" calcext:value-type="float">
            <text:p>0,5644660397</text:p>
          </table:table-cell>
          <table:table-cell table:number-columns-repeated="3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309936" calcext:value-type="float">
            <text:p>0,309936</text:p>
          </table:table-cell>
          <table:table-cell office:value-type="float" office:value="0.414433" calcext:value-type="float">
            <text:p>0,414433</text:p>
          </table:table-cell>
          <table:table-cell office:value-type="float" office:value="0.777292" calcext:value-type="float">
            <text:p>0,777292</text:p>
          </table:table-cell>
          <table:table-cell office:value-type="float" office:value="0.749714" calcext:value-type="float">
            <text:p>0,749714</text:p>
          </table:table-cell>
          <table:table-cell office:value-type="float" office:value="0.722208" calcext:value-type="float">
            <text:p>0,722208</text:p>
          </table:table-cell>
          <table:table-cell office:value-type="float" office:value="0.867991" calcext:value-type="float">
            <text:p>0,867991</text:p>
          </table:table-cell>
          <table:table-cell/>
          <table:table-cell table:formula="of:=[.$M$1]*[.I69]+(1-[.$M$1])*[.B70]" office:value-type="float" office:value="0.394304819179477" calcext:value-type="float">
            <text:p>0,3943048192</text:p>
          </table:table-cell>
          <table:table-cell table:formula="of:=[.$M$1]*[.J69]+(1-[.$M$1])*[.C70]" office:value-type="float" office:value="0.534459431785537" calcext:value-type="float">
            <text:p>0,5344594318</text:p>
          </table:table-cell>
          <table:table-cell table:number-columns-repeated="3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432259" calcext:value-type="float">
            <text:p>0,432259</text:p>
          </table:table-cell>
          <table:table-cell office:value-type="float" office:value="0.442723" calcext:value-type="float">
            <text:p>0,442723</text:p>
          </table:table-cell>
          <table:table-cell office:value-type="float" office:value="0.766593" calcext:value-type="float">
            <text:p>0,766593</text:p>
          </table:table-cell>
          <table:table-cell office:value-type="float" office:value="0.739479" calcext:value-type="float">
            <text:p>0,739479</text:p>
          </table:table-cell>
          <table:table-cell office:value-type="float" office:value="0.722298" calcext:value-type="float">
            <text:p>0,722298</text:p>
          </table:table-cell>
          <table:table-cell office:value-type="float" office:value="0.838296" calcext:value-type="float">
            <text:p>0,838296</text:p>
          </table:table-cell>
          <table:table-cell/>
          <table:table-cell table:formula="of:=[.$M$1]*[.I70]+(1-[.$M$1])*[.B71]" office:value-type="float" office:value="0.401895655343582" calcext:value-type="float">
            <text:p>0,4018956553</text:p>
          </table:table-cell>
          <table:table-cell table:formula="of:=[.$M$1]*[.J70]+(1-[.$M$1])*[.C71]" office:value-type="float" office:value="0.516112145428429" calcext:value-type="float">
            <text:p>0,5161121454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48832" calcext:value-type="float">
            <text:p>0,48832</text:p>
          </table:table-cell>
          <table:table-cell office:value-type="float" office:value="0.463023" calcext:value-type="float">
            <text:p>0,463023</text:p>
          </table:table-cell>
          <table:table-cell office:value-type="float" office:value="0.674125" calcext:value-type="float">
            <text:p>0,674125</text:p>
          </table:table-cell>
          <table:table-cell office:value-type="float" office:value="0.657974" calcext:value-type="float">
            <text:p>0,657974</text:p>
          </table:table-cell>
          <table:table-cell office:value-type="float" office:value="0.774756" calcext:value-type="float">
            <text:p>0,774756</text:p>
          </table:table-cell>
          <table:table-cell office:value-type="float" office:value="0.699328" calcext:value-type="float">
            <text:p>0,699328</text:p>
          </table:table-cell>
          <table:table-cell/>
          <table:table-cell table:formula="of:=[.$M$1]*[.I71]+(1-[.$M$1])*[.B72]" office:value-type="float" office:value="0.419180524274865" calcext:value-type="float">
            <text:p>0,4191805243</text:p>
          </table:table-cell>
          <table:table-cell table:formula="of:=[.$M$1]*[.J71]+(1-[.$M$1])*[.C72]" office:value-type="float" office:value="0.505494316342743" calcext:value-type="float">
            <text:p>0,5054943163</text:p>
          </table:table-cell>
          <table:table-cell table:number-columns-repeated="3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501108" calcext:value-type="float">
            <text:p>0,501108</text:p>
          </table:table-cell>
          <table:table-cell office:value-type="float" office:value="0.480433" calcext:value-type="float">
            <text:p>0,480433</text:p>
          </table:table-cell>
          <table:table-cell office:value-type="float" office:value="0.654835" calcext:value-type="float">
            <text:p>0,654835</text:p>
          </table:table-cell>
          <table:table-cell office:value-type="float" office:value="0.60987" calcext:value-type="float">
            <text:p>0,60987</text:p>
          </table:table-cell>
          <table:table-cell office:value-type="float" office:value="0.795208" calcext:value-type="float">
            <text:p>0,795208</text:p>
          </table:table-cell>
          <table:table-cell office:value-type="float" office:value="0.809718" calcext:value-type="float">
            <text:p>0,809718</text:p>
          </table:table-cell>
          <table:table-cell/>
          <table:table-cell table:formula="of:=[.$M$1]*[.I72]+(1-[.$M$1])*[.B73]" office:value-type="float" office:value="0.435566019419892" calcext:value-type="float">
            <text:p>0,4355660194</text:p>
          </table:table-cell>
          <table:table-cell table:formula="of:=[.$M$1]*[.J72]+(1-[.$M$1])*[.C73]" office:value-type="float" office:value="0.500482053074195" calcext:value-type="float">
            <text:p>0,5004820531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425116" calcext:value-type="float">
            <text:p>0,425116</text:p>
          </table:table-cell>
          <table:table-cell office:value-type="float" office:value="0.435347" calcext:value-type="float">
            <text:p>0,435347</text:p>
          </table:table-cell>
          <table:table-cell office:value-type="float" office:value="0.810956" calcext:value-type="float">
            <text:p>0,810956</text:p>
          </table:table-cell>
          <table:table-cell office:value-type="float" office:value="0.794566" calcext:value-type="float">
            <text:p>0,794566</text:p>
          </table:table-cell>
          <table:table-cell office:value-type="float" office:value="0.638196" calcext:value-type="float">
            <text:p>0,638196</text:p>
          </table:table-cell>
          <table:table-cell office:value-type="float" office:value="0.844267" calcext:value-type="float">
            <text:p>0,844267</text:p>
          </table:table-cell>
          <table:table-cell/>
          <table:table-cell table:formula="of:=[.$M$1]*[.I73]+(1-[.$M$1])*[.B74]" office:value-type="float" office:value="0.433476015535914" calcext:value-type="float">
            <text:p>0,4334760155</text:p>
          </table:table-cell>
          <table:table-cell table:formula="of:=[.$M$1]*[.J73]+(1-[.$M$1])*[.C74]" office:value-type="float" office:value="0.487455042459356" calcext:value-type="float">
            <text:p>0,4874550425</text:p>
          </table:table-cell>
          <table:table-cell table:number-columns-repeated="3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306148" calcext:value-type="float">
            <text:p>0,306148</text:p>
          </table:table-cell>
          <table:table-cell office:value-type="float" office:value="0.583952" calcext:value-type="float">
            <text:p>0,583952</text:p>
          </table:table-cell>
          <table:table-cell office:value-type="float" office:value="0.479587" calcext:value-type="float">
            <text:p>0,479587</text:p>
          </table:table-cell>
          <table:table-cell office:value-type="float" office:value="0.398507" calcext:value-type="float">
            <text:p>0,398507</text:p>
          </table:table-cell>
          <table:table-cell office:value-type="float" office:value="0.532715" calcext:value-type="float">
            <text:p>0,532715</text:p>
          </table:table-cell>
          <table:table-cell office:value-type="float" office:value="0.925322" calcext:value-type="float">
            <text:p>0,925322</text:p>
          </table:table-cell>
          <table:table-cell/>
          <table:table-cell table:formula="of:=[.$M$1]*[.I74]+(1-[.$M$1])*[.B75]" office:value-type="float" office:value="0.408010412428731" calcext:value-type="float">
            <text:p>0,4080104124</text:p>
          </table:table-cell>
          <table:table-cell table:formula="of:=[.$M$1]*[.J74]+(1-[.$M$1])*[.C75]" office:value-type="float" office:value="0.506754433967485" calcext:value-type="float">
            <text:p>0,506754434</text:p>
          </table:table-cell>
          <table:table-cell table:number-columns-repeated="3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402753" calcext:value-type="float">
            <text:p>0,402753</text:p>
          </table:table-cell>
          <table:table-cell office:value-type="float" office:value="0.42242" calcext:value-type="float">
            <text:p>0,42242</text:p>
          </table:table-cell>
          <table:table-cell office:value-type="float" office:value="0.747811" calcext:value-type="float">
            <text:p>0,747811</text:p>
          </table:table-cell>
          <table:table-cell office:value-type="float" office:value="0.704395" calcext:value-type="float">
            <text:p>0,704395</text:p>
          </table:table-cell>
          <table:table-cell office:value-type="float" office:value="0.658941" calcext:value-type="float">
            <text:p>0,658941</text:p>
          </table:table-cell>
          <table:table-cell office:value-type="float" office:value="0.895275" calcext:value-type="float">
            <text:p>0,895275</text:p>
          </table:table-cell>
          <table:table-cell/>
          <table:table-cell table:formula="of:=[.$M$1]*[.I75]+(1-[.$M$1])*[.B76]" office:value-type="float" office:value="0.406958929942985" calcext:value-type="float">
            <text:p>0,4069589299</text:p>
          </table:table-cell>
          <table:table-cell table:formula="of:=[.$M$1]*[.J75]+(1-[.$M$1])*[.C76]" office:value-type="float" office:value="0.489887547173988" calcext:value-type="float">
            <text:p>0,4898875472</text:p>
          </table:table-cell>
          <table:table-cell table:number-columns-repeated="3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396537" calcext:value-type="float">
            <text:p>0,396537</text:p>
          </table:table-cell>
          <table:table-cell office:value-type="float" office:value="0.476106" calcext:value-type="float">
            <text:p>0,476106</text:p>
          </table:table-cell>
          <table:table-cell office:value-type="float" office:value="0.734931" calcext:value-type="float">
            <text:p>0,734931</text:p>
          </table:table-cell>
          <table:table-cell office:value-type="float" office:value="0.71071" calcext:value-type="float">
            <text:p>0,71071</text:p>
          </table:table-cell>
          <table:table-cell office:value-type="float" office:value="0.750072" calcext:value-type="float">
            <text:p>0,750072</text:p>
          </table:table-cell>
          <table:table-cell office:value-type="float" office:value="0.802973" calcext:value-type="float">
            <text:p>0,802973</text:p>
          </table:table-cell>
          <table:table-cell/>
          <table:table-cell table:formula="of:=[.$M$1]*[.I76]+(1-[.$M$1])*[.B77]" office:value-type="float" office:value="0.404874543954388" calcext:value-type="float">
            <text:p>0,404874544</text:p>
          </table:table-cell>
          <table:table-cell table:formula="of:=[.$M$1]*[.J76]+(1-[.$M$1])*[.C77]" office:value-type="float" office:value="0.48713123773919" calcext:value-type="float">
            <text:p>0,4871312377</text:p>
          </table:table-cell>
          <table:table-cell table:number-columns-repeated="3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376315" calcext:value-type="float">
            <text:p>0,376315</text:p>
          </table:table-cell>
          <table:table-cell office:value-type="float" office:value="0.933028" calcext:value-type="float">
            <text:p>0,933028</text:p>
          </table:table-cell>
          <table:table-cell office:value-type="float" office:value="0.736762" calcext:value-type="float">
            <text:p>0,736762</text:p>
          </table:table-cell>
          <table:table-cell office:value-type="float" office:value="0.688437" calcext:value-type="float">
            <text:p>0,688437</text:p>
          </table:table-cell>
          <table:table-cell office:value-type="float" office:value="0.641219" calcext:value-type="float">
            <text:p>0,641219</text:p>
          </table:table-cell>
          <table:table-cell office:value-type="float" office:value="0.9213" calcext:value-type="float">
            <text:p>0,9213</text:p>
          </table:table-cell>
          <table:table-cell/>
          <table:table-cell table:formula="of:=[.$M$1]*[.I77]+(1-[.$M$1])*[.B78]" office:value-type="float" office:value="0.39916263516351" calcext:value-type="float">
            <text:p>0,3991626352</text:p>
          </table:table-cell>
          <table:table-cell table:formula="of:=[.$M$1]*[.J77]+(1-[.$M$1])*[.C78]" office:value-type="float" office:value="0.576310590191352" calcext:value-type="float">
            <text:p>0,5763105902</text:p>
          </table:table-cell>
          <table:table-cell table:number-columns-repeated="3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422231" calcext:value-type="float">
            <text:p>0,422231</text:p>
          </table:table-cell>
          <table:table-cell office:value-type="float" office:value="0.429475" calcext:value-type="float">
            <text:p>0,429475</text:p>
          </table:table-cell>
          <table:table-cell office:value-type="float" office:value="0.650358" calcext:value-type="float">
            <text:p>0,650358</text:p>
          </table:table-cell>
          <table:table-cell office:value-type="float" office:value="0.608193" calcext:value-type="float">
            <text:p>0,608193</text:p>
          </table:table-cell>
          <table:table-cell office:value-type="float" office:value="0.756463" calcext:value-type="float">
            <text:p>0,756463</text:p>
          </table:table-cell>
          <table:table-cell office:value-type="float" office:value="0.749798" calcext:value-type="float">
            <text:p>0,749798</text:p>
          </table:table-cell>
          <table:table-cell/>
          <table:table-cell table:formula="of:=[.$M$1]*[.I78]+(1-[.$M$1])*[.B79]" office:value-type="float" office:value="0.403776308130808" calcext:value-type="float">
            <text:p>0,4037763081</text:p>
          </table:table-cell>
          <table:table-cell table:formula="of:=[.$M$1]*[.J78]+(1-[.$M$1])*[.C79]" office:value-type="float" office:value="0.546943472153082" calcext:value-type="float">
            <text:p>0,5469434722</text:p>
          </table:table-cell>
          <table:table-cell table:number-columns-repeated="3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347528" calcext:value-type="float">
            <text:p>0,347528</text:p>
          </table:table-cell>
          <table:table-cell office:value-type="float" office:value="0.435558" calcext:value-type="float">
            <text:p>0,435558</text:p>
          </table:table-cell>
          <table:table-cell office:value-type="float" office:value="0.67907" calcext:value-type="float">
            <text:p>0,67907</text:p>
          </table:table-cell>
          <table:table-cell office:value-type="float" office:value="0.632742" calcext:value-type="float">
            <text:p>0,632742</text:p>
          </table:table-cell>
          <table:table-cell office:value-type="float" office:value="0.767512" calcext:value-type="float">
            <text:p>0,767512</text:p>
          </table:table-cell>
          <table:table-cell office:value-type="float" office:value="0.863639" calcext:value-type="float">
            <text:p>0,863639</text:p>
          </table:table-cell>
          <table:table-cell/>
          <table:table-cell table:formula="of:=[.$M$1]*[.I79]+(1-[.$M$1])*[.B80]" office:value-type="float" office:value="0.392526646504647" calcext:value-type="float">
            <text:p>0,3925266465</text:p>
          </table:table-cell>
          <table:table-cell table:formula="of:=[.$M$1]*[.J79]+(1-[.$M$1])*[.C80]" office:value-type="float" office:value="0.524666377722465" calcext:value-type="float">
            <text:p>0,5246663777</text:p>
          </table:table-cell>
          <table:table-cell table:number-columns-repeated="3"/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30003" calcext:value-type="float">
            <text:p>0,30003</text:p>
          </table:table-cell>
          <table:table-cell office:value-type="float" office:value="0.434794" calcext:value-type="float">
            <text:p>0,434794</text:p>
          </table:table-cell>
          <table:table-cell office:value-type="float" office:value="0.706564" calcext:value-type="float">
            <text:p>0,706564</text:p>
          </table:table-cell>
          <table:table-cell office:value-type="float" office:value="0.667148" calcext:value-type="float">
            <text:p>0,667148</text:p>
          </table:table-cell>
          <table:table-cell office:value-type="float" office:value="0.725535" calcext:value-type="float">
            <text:p>0,725535</text:p>
          </table:table-cell>
          <table:table-cell office:value-type="float" office:value="0.835001" calcext:value-type="float">
            <text:p>0,835001</text:p>
          </table:table-cell>
          <table:table-cell/>
          <table:table-cell table:formula="of:=[.$M$1]*[.I80]+(1-[.$M$1])*[.B81]" office:value-type="float" office:value="0.374027317203717" calcext:value-type="float">
            <text:p>0,3740273172</text:p>
          </table:table-cell>
          <table:table-cell table:formula="of:=[.$M$1]*[.J80]+(1-[.$M$1])*[.C81]" office:value-type="float" office:value="0.506691902177972" calcext:value-type="float">
            <text:p>0,5066919022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377161" calcext:value-type="float">
            <text:p>0,377161</text:p>
          </table:table-cell>
          <table:table-cell office:value-type="float" office:value="0.416799" calcext:value-type="float">
            <text:p>0,416799</text:p>
          </table:table-cell>
          <table:table-cell office:value-type="float" office:value="0.633348" calcext:value-type="float">
            <text:p>0,633348</text:p>
          </table:table-cell>
          <table:table-cell office:value-type="float" office:value="0.562311" calcext:value-type="float">
            <text:p>0,562311</text:p>
          </table:table-cell>
          <table:table-cell office:value-type="float" office:value="0.71161" calcext:value-type="float">
            <text:p>0,71161</text:p>
          </table:table-cell>
          <table:table-cell office:value-type="float" office:value="0.928856" calcext:value-type="float">
            <text:p>0,928856</text:p>
          </table:table-cell>
          <table:table-cell/>
          <table:table-cell table:formula="of:=[.$M$1]*[.I81]+(1-[.$M$1])*[.B82]" office:value-type="float" office:value="0.374654053762974" calcext:value-type="float">
            <text:p>0,3746540538</text:p>
          </table:table-cell>
          <table:table-cell table:formula="of:=[.$M$1]*[.J81]+(1-[.$M$1])*[.C82]" office:value-type="float" office:value="0.488713321742378" calcext:value-type="float">
            <text:p>0,4887133217</text:p>
          </table:table-cell>
          <table:table-cell table:number-columns-repeated="3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442495" calcext:value-type="float">
            <text:p>0,442495</text:p>
          </table:table-cell>
          <table:table-cell office:value-type="float" office:value="0.43867" calcext:value-type="float">
            <text:p>0,43867</text:p>
          </table:table-cell>
          <table:table-cell office:value-type="float" office:value="0.676097" calcext:value-type="float">
            <text:p>0,676097</text:p>
          </table:table-cell>
          <table:table-cell office:value-type="float" office:value="0.67016" calcext:value-type="float">
            <text:p>0,67016</text:p>
          </table:table-cell>
          <table:table-cell office:value-type="float" office:value="0.750209" calcext:value-type="float">
            <text:p>0,750209</text:p>
          </table:table-cell>
          <table:table-cell office:value-type="float" office:value="0.575871" calcext:value-type="float">
            <text:p>0,575871</text:p>
          </table:table-cell>
          <table:table-cell/>
          <table:table-cell table:formula="of:=[.$M$1]*[.I82]+(1-[.$M$1])*[.B83]" office:value-type="float" office:value="0.388222243010379" calcext:value-type="float">
            <text:p>0,388222243</text:p>
          </table:table-cell>
          <table:table-cell table:formula="of:=[.$M$1]*[.J82]+(1-[.$M$1])*[.C83]" office:value-type="float" office:value="0.478704657393902" calcext:value-type="float">
            <text:p>0,4787046574</text:p>
          </table:table-cell>
          <table:table-cell table:number-columns-repeated="3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361253" calcext:value-type="float">
            <text:p>0,361253</text:p>
          </table:table-cell>
          <table:table-cell office:value-type="float" office:value="0.485775" calcext:value-type="float">
            <text:p>0,485775</text:p>
          </table:table-cell>
          <table:table-cell office:value-type="float" office:value="0.812547" calcext:value-type="float">
            <text:p>0,812547</text:p>
          </table:table-cell>
          <table:table-cell office:value-type="float" office:value="0.792906" calcext:value-type="float">
            <text:p>0,792906</text:p>
          </table:table-cell>
          <table:table-cell office:value-type="float" office:value="0.673999" calcext:value-type="float">
            <text:p>0,673999</text:p>
          </table:table-cell>
          <table:table-cell office:value-type="float" office:value="0.849249" calcext:value-type="float">
            <text:p>0,849249</text:p>
          </table:table-cell>
          <table:table-cell/>
          <table:table-cell table:formula="of:=[.$M$1]*[.I83]+(1-[.$M$1])*[.B84]" office:value-type="float" office:value="0.382828394408303" calcext:value-type="float">
            <text:p>0,3828283944</text:p>
          </table:table-cell>
          <table:table-cell table:formula="of:=[.$M$1]*[.J83]+(1-[.$M$1])*[.C84]" office:value-type="float" office:value="0.480118725915122" calcext:value-type="float">
            <text:p>0,4801187259</text:p>
          </table:table-cell>
          <table:table-cell table:number-columns-repeated="3"/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322528" calcext:value-type="float">
            <text:p>0,322528</text:p>
          </table:table-cell>
          <table:table-cell office:value-type="float" office:value="0.685434" calcext:value-type="float">
            <text:p>0,685434</text:p>
          </table:table-cell>
          <table:table-cell office:value-type="float" office:value="0.790547" calcext:value-type="float">
            <text:p>0,790547</text:p>
          </table:table-cell>
          <table:table-cell office:value-type="float" office:value="0.765401" calcext:value-type="float">
            <text:p>0,765401</text:p>
          </table:table-cell>
          <table:table-cell office:value-type="float" office:value="0.681367" calcext:value-type="float">
            <text:p>0,681367</text:p>
          </table:table-cell>
          <table:table-cell office:value-type="float" office:value="0.876908" calcext:value-type="float">
            <text:p>0,876908</text:p>
          </table:table-cell>
          <table:table-cell/>
          <table:table-cell table:formula="of:=[.$M$1]*[.I84]+(1-[.$M$1])*[.B85]" office:value-type="float" office:value="0.370768315526643" calcext:value-type="float">
            <text:p>0,3707683155</text:p>
          </table:table-cell>
          <table:table-cell table:formula="of:=[.$M$1]*[.J84]+(1-[.$M$1])*[.C85]" office:value-type="float" office:value="0.521181780732097" calcext:value-type="float">
            <text:p>0,5211817807</text:p>
          </table:table-cell>
          <table:table-cell table:number-columns-repeated="3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264097" calcext:value-type="float">
            <text:p>0,264097</text:p>
          </table:table-cell>
          <table:table-cell office:value-type="float" office:value="0.42882" calcext:value-type="float">
            <text:p>0,42882</text:p>
          </table:table-cell>
          <table:table-cell office:value-type="float" office:value="0.785144" calcext:value-type="float">
            <text:p>0,785144</text:p>
          </table:table-cell>
          <table:table-cell office:value-type="float" office:value="0.754001" calcext:value-type="float">
            <text:p>0,754001</text:p>
          </table:table-cell>
          <table:table-cell office:value-type="float" office:value="0.603694" calcext:value-type="float">
            <text:p>0,603694</text:p>
          </table:table-cell>
          <table:table-cell office:value-type="float" office:value="0.900185" calcext:value-type="float">
            <text:p>0,900185</text:p>
          </table:table-cell>
          <table:table-cell/>
          <table:table-cell table:formula="of:=[.$M$1]*[.I85]+(1-[.$M$1])*[.B86]" office:value-type="float" office:value="0.349434052421314" calcext:value-type="float">
            <text:p>0,3494340524</text:p>
          </table:table-cell>
          <table:table-cell table:formula="of:=[.$M$1]*[.J85]+(1-[.$M$1])*[.C86]" office:value-type="float" office:value="0.502709424585678" calcext:value-type="float">
            <text:p>0,5027094246</text:p>
          </table:table-cell>
          <table:table-cell table:number-columns-repeated="3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454749" calcext:value-type="float">
            <text:p>0,454749</text:p>
          </table:table-cell>
          <table:table-cell office:value-type="float" office:value="0.426332" calcext:value-type="float">
            <text:p>0,426332</text:p>
          </table:table-cell>
          <table:table-cell office:value-type="float" office:value="0.747505" calcext:value-type="float">
            <text:p>0,747505</text:p>
          </table:table-cell>
          <table:table-cell office:value-type="float" office:value="0.729928" calcext:value-type="float">
            <text:p>0,729928</text:p>
          </table:table-cell>
          <table:table-cell office:value-type="float" office:value="0.747689" calcext:value-type="float">
            <text:p>0,747689</text:p>
          </table:table-cell>
          <table:table-cell office:value-type="float" office:value="0.782003" calcext:value-type="float">
            <text:p>0,782003</text:p>
          </table:table-cell>
          <table:table-cell/>
          <table:table-cell table:formula="of:=[.$M$1]*[.I86]+(1-[.$M$1])*[.B87]" office:value-type="float" office:value="0.370497041937051" calcext:value-type="float">
            <text:p>0,3704970419</text:p>
          </table:table-cell>
          <table:table-cell table:formula="of:=[.$M$1]*[.J86]+(1-[.$M$1])*[.C87]" office:value-type="float" office:value="0.487433939668542" calcext:value-type="float">
            <text:p>0,4874339397</text:p>
          </table:table-cell>
          <table:table-cell table:number-columns-repeated="3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578782" calcext:value-type="float">
            <text:p>0,578782</text:p>
          </table:table-cell>
          <table:table-cell office:value-type="float" office:value="0.636528" calcext:value-type="float">
            <text:p>0,636528</text:p>
          </table:table-cell>
          <table:table-cell office:value-type="float" office:value="0.677766" calcext:value-type="float">
            <text:p>0,677766</text:p>
          </table:table-cell>
          <table:table-cell office:value-type="float" office:value="0.628874" calcext:value-type="float">
            <text:p>0,628874</text:p>
          </table:table-cell>
          <table:table-cell office:value-type="float" office:value="0.769444" calcext:value-type="float">
            <text:p>0,769444</text:p>
          </table:table-cell>
          <table:table-cell office:value-type="float" office:value="0.853083" calcext:value-type="float">
            <text:p>0,853083</text:p>
          </table:table-cell>
          <table:table-cell/>
          <table:table-cell table:formula="of:=[.$M$1]*[.I87]+(1-[.$M$1])*[.B88]" office:value-type="float" office:value="0.412154033549641" calcext:value-type="float">
            <text:p>0,4121540335</text:p>
          </table:table-cell>
          <table:table-cell table:formula="of:=[.$M$1]*[.J87]+(1-[.$M$1])*[.C88]" office:value-type="float" office:value="0.517252751734834" calcext:value-type="float">
            <text:p>0,5172527517</text:p>
          </table:table-cell>
          <table:table-cell table:number-columns-repeated="3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382081" calcext:value-type="float">
            <text:p>0,382081</text:p>
          </table:table-cell>
          <table:table-cell office:value-type="float" office:value="0.455286" calcext:value-type="float">
            <text:p>0,455286</text:p>
          </table:table-cell>
          <table:table-cell office:value-type="float" office:value="0.756546" calcext:value-type="float">
            <text:p>0,756546</text:p>
          </table:table-cell>
          <table:table-cell office:value-type="float" office:value="0.729117" calcext:value-type="float">
            <text:p>0,729117</text:p>
          </table:table-cell>
          <table:table-cell office:value-type="float" office:value="0.708946" calcext:value-type="float">
            <text:p>0,708946</text:p>
          </table:table-cell>
          <table:table-cell office:value-type="float" office:value="0.824395" calcext:value-type="float">
            <text:p>0,824395</text:p>
          </table:table-cell>
          <table:table-cell/>
          <table:table-cell table:formula="of:=[.$M$1]*[.I88]+(1-[.$M$1])*[.B89]" office:value-type="float" office:value="0.406139426839713" calcext:value-type="float">
            <text:p>0,4061394268</text:p>
          </table:table-cell>
          <table:table-cell table:formula="of:=[.$M$1]*[.J88]+(1-[.$M$1])*[.C89]" office:value-type="float" office:value="0.504859401387867" calcext:value-type="float">
            <text:p>0,5048594014</text:p>
          </table:table-cell>
          <table:table-cell table:number-columns-repeated="3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540715" calcext:value-type="float">
            <text:p>0,540715</text:p>
          </table:table-cell>
          <table:table-cell office:value-type="float" office:value="0.609587" calcext:value-type="float">
            <text:p>0,609587</text:p>
          </table:table-cell>
          <table:table-cell office:value-type="float" office:value="0.618822" calcext:value-type="float">
            <text:p>0,618822</text:p>
          </table:table-cell>
          <table:table-cell office:value-type="float" office:value="0.610847" calcext:value-type="float">
            <text:p>0,610847</text:p>
          </table:table-cell>
          <table:table-cell office:value-type="float" office:value="0.700821" calcext:value-type="float">
            <text:p>0,700821</text:p>
          </table:table-cell>
          <table:table-cell office:value-type="float" office:value="0.561554" calcext:value-type="float">
            <text:p>0,561554</text:p>
          </table:table-cell>
          <table:table-cell/>
          <table:table-cell table:formula="of:=[.$M$1]*[.I89]+(1-[.$M$1])*[.B90]" office:value-type="float" office:value="0.43305454147177" calcext:value-type="float">
            <text:p>0,4330545415</text:p>
          </table:table-cell>
          <table:table-cell table:formula="of:=[.$M$1]*[.J89]+(1-[.$M$1])*[.C90]" office:value-type="float" office:value="0.525804921110294" calcext:value-type="float">
            <text:p>0,5258049211</text:p>
          </table:table-cell>
          <table:table-cell table:number-columns-repeated="3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349261" calcext:value-type="float">
            <text:p>0,349261</text:p>
          </table:table-cell>
          <table:table-cell office:value-type="float" office:value="0.465221" calcext:value-type="float">
            <text:p>0,465221</text:p>
          </table:table-cell>
          <table:table-cell office:value-type="float" office:value="0.782099" calcext:value-type="float">
            <text:p>0,782099</text:p>
          </table:table-cell>
          <table:table-cell office:value-type="float" office:value="0.750979" calcext:value-type="float">
            <text:p>0,750979</text:p>
          </table:table-cell>
          <table:table-cell office:value-type="float" office:value="0.554002" calcext:value-type="float">
            <text:p>0,554002</text:p>
          </table:table-cell>
          <table:table-cell office:value-type="float" office:value="0.912085" calcext:value-type="float">
            <text:p>0,912085</text:p>
          </table:table-cell>
          <table:table-cell/>
          <table:table-cell table:formula="of:=[.$M$1]*[.I90]+(1-[.$M$1])*[.B91]" office:value-type="float" office:value="0.416295833177416" calcext:value-type="float">
            <text:p>0,4162958332</text:p>
          </table:table-cell>
          <table:table-cell table:formula="of:=[.$M$1]*[.J90]+(1-[.$M$1])*[.C91]" office:value-type="float" office:value="0.513688136888235" calcext:value-type="float">
            <text:p>0,5136881369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444872" calcext:value-type="float">
            <text:p>0,444872</text:p>
          </table:table-cell>
          <table:table-cell office:value-type="float" office:value="0.492498" calcext:value-type="float">
            <text:p>0,492498</text:p>
          </table:table-cell>
          <table:table-cell office:value-type="float" office:value="0.716767" calcext:value-type="float">
            <text:p>0,716767</text:p>
          </table:table-cell>
          <table:table-cell office:value-type="float" office:value="0.680332" calcext:value-type="float">
            <text:p>0,680332</text:p>
          </table:table-cell>
          <table:table-cell office:value-type="float" office:value="0.749501" calcext:value-type="float">
            <text:p>0,749501</text:p>
          </table:table-cell>
          <table:table-cell office:value-type="float" office:value="0.82089" calcext:value-type="float">
            <text:p>0,82089</text:p>
          </table:table-cell>
          <table:table-cell/>
          <table:table-cell table:formula="of:=[.$M$1]*[.I91]+(1-[.$M$1])*[.B92]" office:value-type="float" office:value="0.422011066541933" calcext:value-type="float">
            <text:p>0,4220110665</text:p>
          </table:table-cell>
          <table:table-cell table:formula="of:=[.$M$1]*[.J91]+(1-[.$M$1])*[.C92]" office:value-type="float" office:value="0.509450109510588" calcext:value-type="float">
            <text:p>0,5094501095</text:p>
          </table:table-cell>
          <table:table-cell table:number-columns-repeated="3"/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459699" calcext:value-type="float">
            <text:p>0,459699</text:p>
          </table:table-cell>
          <table:table-cell office:value-type="float" office:value="0.503948" calcext:value-type="float">
            <text:p>0,503948</text:p>
          </table:table-cell>
          <table:table-cell office:value-type="float" office:value="0.711769" calcext:value-type="float">
            <text:p>0,711769</text:p>
          </table:table-cell>
          <table:table-cell office:value-type="float" office:value="0.659427" calcext:value-type="float">
            <text:p>0,659427</text:p>
          </table:table-cell>
          <table:table-cell office:value-type="float" office:value="0.671357" calcext:value-type="float">
            <text:p>0,671357</text:p>
          </table:table-cell>
          <table:table-cell office:value-type="float" office:value="0.904877" calcext:value-type="float">
            <text:p>0,904877</text:p>
          </table:table-cell>
          <table:table-cell/>
          <table:table-cell table:formula="of:=[.$M$1]*[.I92]+(1-[.$M$1])*[.B93]" office:value-type="float" office:value="0.429548653233546" calcext:value-type="float">
            <text:p>0,4295486532</text:p>
          </table:table-cell>
          <table:table-cell table:formula="of:=[.$M$1]*[.J92]+(1-[.$M$1])*[.C93]" office:value-type="float" office:value="0.50834968760847" calcext:value-type="float">
            <text:p>0,5083496876</text:p>
          </table:table-cell>
          <table:table-cell table:number-columns-repeated="3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351425" calcext:value-type="float">
            <text:p>0,351425</text:p>
          </table:table-cell>
          <table:table-cell office:value-type="float" office:value="0.439808" calcext:value-type="float">
            <text:p>0,439808</text:p>
          </table:table-cell>
          <table:table-cell office:value-type="float" office:value="0.70673" calcext:value-type="float">
            <text:p>0,70673</text:p>
          </table:table-cell>
          <table:table-cell office:value-type="float" office:value="0.676325" calcext:value-type="float">
            <text:p>0,676325</text:p>
          </table:table-cell>
          <table:table-cell office:value-type="float" office:value="0.760775" calcext:value-type="float">
            <text:p>0,760775</text:p>
          </table:table-cell>
          <table:table-cell office:value-type="float" office:value="0.781636" calcext:value-type="float">
            <text:p>0,781636</text:p>
          </table:table-cell>
          <table:table-cell/>
          <table:table-cell table:formula="of:=[.$M$1]*[.I93]+(1-[.$M$1])*[.B94]" office:value-type="float" office:value="0.413923922586837" calcext:value-type="float">
            <text:p>0,4139239226</text:p>
          </table:table-cell>
          <table:table-cell table:formula="of:=[.$M$1]*[.J93]+(1-[.$M$1])*[.C94]" office:value-type="float" office:value="0.494641350086776" calcext:value-type="float">
            <text:p>0,4946413501</text:p>
          </table:table-cell>
          <table:table-cell table:number-columns-repeated="3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448287" calcext:value-type="float">
            <text:p>0,448287</text:p>
          </table:table-cell>
          <table:table-cell office:value-type="float" office:value="0.455953" calcext:value-type="float">
            <text:p>0,455953</text:p>
          </table:table-cell>
          <table:table-cell office:value-type="float" office:value="0.623035" calcext:value-type="float">
            <text:p>0,623035</text:p>
          </table:table-cell>
          <table:table-cell office:value-type="float" office:value="0.618451" calcext:value-type="float">
            <text:p>0,618451</text:p>
          </table:table-cell>
          <table:table-cell office:value-type="float" office:value="0.77602" calcext:value-type="float">
            <text:p>0,77602</text:p>
          </table:table-cell>
          <table:table-cell office:value-type="float" office:value="0.543928" calcext:value-type="float">
            <text:p>0,543928</text:p>
          </table:table-cell>
          <table:table-cell/>
          <table:table-cell table:formula="of:=[.$M$1]*[.I94]+(1-[.$M$1])*[.B95]" office:value-type="float" office:value="0.42079653806947" calcext:value-type="float">
            <text:p>0,4207965381</text:p>
          </table:table-cell>
          <table:table-cell table:formula="of:=[.$M$1]*[.J94]+(1-[.$M$1])*[.C95]" office:value-type="float" office:value="0.486903680069421" calcext:value-type="float">
            <text:p>0,4869036801</text:p>
          </table:table-cell>
          <table:table-cell table:number-columns-repeated="3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335675" calcext:value-type="float">
            <text:p>0,335675</text:p>
          </table:table-cell>
          <table:table-cell office:value-type="float" office:value="0.642507" calcext:value-type="float">
            <text:p>0,642507</text:p>
          </table:table-cell>
          <table:table-cell office:value-type="float" office:value="0.85126" calcext:value-type="float">
            <text:p>0,85126</text:p>
          </table:table-cell>
          <table:table-cell office:value-type="float" office:value="0.849492" calcext:value-type="float">
            <text:p>0,849492</text:p>
          </table:table-cell>
          <table:table-cell office:value-type="float" office:value="0.580847" calcext:value-type="float">
            <text:p>0,580847</text:p>
          </table:table-cell>
          <table:table-cell office:value-type="float" office:value="0.845557" calcext:value-type="float">
            <text:p>0,845557</text:p>
          </table:table-cell>
          <table:table-cell/>
          <table:table-cell table:formula="of:=[.$M$1]*[.I95]+(1-[.$M$1])*[.B96]" office:value-type="float" office:value="0.403772230455576" calcext:value-type="float">
            <text:p>0,4037722305</text:p>
          </table:table-cell>
          <table:table-cell table:formula="of:=[.$M$1]*[.J95]+(1-[.$M$1])*[.C96]" office:value-type="float" office:value="0.518024344055537" calcext:value-type="float">
            <text:p>0,5180243441</text:p>
          </table:table-cell>
          <table:table-cell table:number-columns-repeated="3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444878" calcext:value-type="float">
            <text:p>0,444878</text:p>
          </table:table-cell>
          <table:table-cell office:value-type="float" office:value="0.555388" calcext:value-type="float">
            <text:p>0,555388</text:p>
          </table:table-cell>
          <table:table-cell office:value-type="float" office:value="0.802863" calcext:value-type="float">
            <text:p>0,802863</text:p>
          </table:table-cell>
          <table:table-cell office:value-type="float" office:value="0.778552" calcext:value-type="float">
            <text:p>0,778552</text:p>
          </table:table-cell>
          <table:table-cell office:value-type="float" office:value="0.624243" calcext:value-type="float">
            <text:p>0,624243</text:p>
          </table:table-cell>
          <table:table-cell office:value-type="float" office:value="0.899979" calcext:value-type="float">
            <text:p>0,899979</text:p>
          </table:table-cell>
          <table:table-cell/>
          <table:table-cell table:formula="of:=[.$M$1]*[.I96]+(1-[.$M$1])*[.B97]" office:value-type="float" office:value="0.411993384364461" calcext:value-type="float">
            <text:p>0,4119933844</text:p>
          </table:table-cell>
          <table:table-cell table:formula="of:=[.$M$1]*[.J96]+(1-[.$M$1])*[.C97]" office:value-type="float" office:value="0.525497075244429" calcext:value-type="float">
            <text:p>0,5254970752</text:p>
          </table:table-cell>
          <table:table-cell table:number-columns-repeated="3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304333" calcext:value-type="float">
            <text:p>0,304333</text:p>
          </table:table-cell>
          <table:table-cell office:value-type="float" office:value="0.422466" calcext:value-type="float">
            <text:p>0,422466</text:p>
          </table:table-cell>
          <table:table-cell office:value-type="float" office:value="0.795172" calcext:value-type="float">
            <text:p>0,795172</text:p>
          </table:table-cell>
          <table:table-cell office:value-type="float" office:value="0.771028" calcext:value-type="float">
            <text:p>0,771028</text:p>
          </table:table-cell>
          <table:table-cell office:value-type="float" office:value="0.652333" calcext:value-type="float">
            <text:p>0,652333</text:p>
          </table:table-cell>
          <table:table-cell office:value-type="float" office:value="0.886772" calcext:value-type="float">
            <text:p>0,886772</text:p>
          </table:table-cell>
          <table:table-cell/>
          <table:table-cell table:formula="of:=[.$M$1]*[.I97]+(1-[.$M$1])*[.B98]" office:value-type="float" office:value="0.390461307491568" calcext:value-type="float">
            <text:p>0,3904613075</text:p>
          </table:table-cell>
          <table:table-cell table:formula="of:=[.$M$1]*[.J97]+(1-[.$M$1])*[.C98]" office:value-type="float" office:value="0.504890860195544" calcext:value-type="float">
            <text:p>0,5048908602</text:p>
          </table:table-cell>
          <table:table-cell table:number-columns-repeated="3"/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453925" calcext:value-type="float">
            <text:p>0,453925</text:p>
          </table:table-cell>
          <table:table-cell office:value-type="float" office:value="0.455219" calcext:value-type="float">
            <text:p>0,455219</text:p>
          </table:table-cell>
          <table:table-cell office:value-type="float" office:value="0.847425" calcext:value-type="float">
            <text:p>0,847425</text:p>
          </table:table-cell>
          <table:table-cell office:value-type="float" office:value="0.845181" calcext:value-type="float">
            <text:p>0,845181</text:p>
          </table:table-cell>
          <table:table-cell office:value-type="float" office:value="0.414521" calcext:value-type="float">
            <text:p>0,414521</text:p>
          </table:table-cell>
          <table:table-cell office:value-type="float" office:value="0.882731" calcext:value-type="float">
            <text:p>0,882731</text:p>
          </table:table-cell>
          <table:table-cell/>
          <table:table-cell table:formula="of:=[.$M$1]*[.I98]+(1-[.$M$1])*[.B99]" office:value-type="float" office:value="0.403154045993255" calcext:value-type="float">
            <text:p>0,403154046</text:p>
          </table:table-cell>
          <table:table-cell table:formula="of:=[.$M$1]*[.J98]+(1-[.$M$1])*[.C99]" office:value-type="float" office:value="0.494956488156435" calcext:value-type="float">
            <text:p>0,4949564882</text:p>
          </table:table-cell>
          <table:table-cell table:number-columns-repeated="3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368295" calcext:value-type="float">
            <text:p>0,368295</text:p>
          </table:table-cell>
          <table:table-cell office:value-type="float" office:value="0.467101" calcext:value-type="float">
            <text:p>0,467101</text:p>
          </table:table-cell>
          <table:table-cell office:value-type="float" office:value="0.643849" calcext:value-type="float">
            <text:p>0,643849</text:p>
          </table:table-cell>
          <table:table-cell office:value-type="float" office:value="0.57605" calcext:value-type="float">
            <text:p>0,57605</text:p>
          </table:table-cell>
          <table:table-cell office:value-type="float" office:value="0.704475" calcext:value-type="float">
            <text:p>0,704475</text:p>
          </table:table-cell>
          <table:table-cell office:value-type="float" office:value="0.925196" calcext:value-type="float">
            <text:p>0,925196</text:p>
          </table:table-cell>
          <table:table-cell/>
          <table:table-cell table:formula="of:=[.$M$1]*[.I99]+(1-[.$M$1])*[.B100]" office:value-type="float" office:value="0.396182236794604" calcext:value-type="float">
            <text:p>0,3961822368</text:p>
          </table:table-cell>
          <table:table-cell table:formula="of:=[.$M$1]*[.J99]+(1-[.$M$1])*[.C100]" office:value-type="float" office:value="0.489385390525148" calcext:value-type="float">
            <text:p>0,4893853905</text:p>
          </table:table-cell>
          <table:table-cell table:number-columns-repeated="3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577824" calcext:value-type="float">
            <text:p>0,577824</text:p>
          </table:table-cell>
          <table:table-cell office:value-type="float" office:value="0.625888" calcext:value-type="float">
            <text:p>0,625888</text:p>
          </table:table-cell>
          <table:table-cell office:value-type="float" office:value="0.653135" calcext:value-type="float">
            <text:p>0,653135</text:p>
          </table:table-cell>
          <table:table-cell office:value-type="float" office:value="0.615759" calcext:value-type="float">
            <text:p>0,615759</text:p>
          </table:table-cell>
          <table:table-cell office:value-type="float" office:value="0.728411" calcext:value-type="float">
            <text:p>0,728411</text:p>
          </table:table-cell>
          <table:table-cell office:value-type="float" office:value="0.727259" calcext:value-type="float">
            <text:p>0,727259</text:p>
          </table:table-cell>
          <table:table-cell/>
          <table:table-cell table:formula="of:=[.$M$1]*[.I100]+(1-[.$M$1])*[.B101]" office:value-type="float" office:value="0.432510589435683" calcext:value-type="float">
            <text:p>0,4325105894</text:p>
          </table:table-cell>
          <table:table-cell table:formula="of:=[.$M$1]*[.J100]+(1-[.$M$1])*[.C101]" office:value-type="float" office:value="0.516685912420118" calcext:value-type="float">
            <text:p>0,51668591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9:27:24.730830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20:15:59.281202351</dc:date>
    <meta:editing-duration>PT42M28S</meta:editing-duration>
    <meta:editing-cycles>2</meta:editing-cycles>
    <meta:generator>LibreOffice/5.1.6.2$Linux_X86_64 LibreOffice_project/10m0$Build-2</meta:generator>
    <meta:document-statistic meta:table-count="1" meta:cell-count="9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07cm" svg:height="12.246cm" xlink:href=".." xlink:type="simple" chart:class="chart:scatter" chart:style-name="ch1">
        <chart:legend chart:legend-position="end" svg:x="21.126cm" svg:y="5.575cm" style:legend-expansion="high" chart:style-name="ch2"/>
        <chart:plot-area chart:style-name="ch3" table:cell-range-address="results.A2:results.A101 results.I1:results.J101" chart:data-source-has-labels="row" svg:x="0.49cm" svg:y="0.244cm" svg:width="20.146cm" svg:height="11.758cm">
          <chartooo:coordinate-region svg:x="1.217cm" svg:y="0.444cm" svg:width="18.954cm" svg:height="10.9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I2:results.I101" chart:label-cell-address="results.I1:results.I1" chart:class="chart:scatter">
            <chart:domain table:cell-range-address="results.A2:results.A101"/>
            <chart:data-point chart:repeated="100"/>
          </chart:series>
          <chart:series chart:style-name="ch8" chart:values-cell-range-address="results.J2:results.J101" chart:label-cell-address="results.J1:results.J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raining Loss</text:p>
                <draw:g>
                  <svg:desc>results.I1:results.I1</svg:desc>
                </draw:g>
              </table:table-cell>
              <table:table-cell office:value-type="string">
                <text:p>Test Los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1.08507">
                <text:p>1.08507</text:p>
                <draw:g>
                  <svg:desc>results.I2:results.I101</svg:desc>
                </draw:g>
              </table:table-cell>
              <table:table-cell office:value-type="float" office:value="0.657198">
                <text:p>0.657198</text:p>
                <draw:g>
                  <svg:desc>results.J2:results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9595562">
                <text:p>0.9595562</text:p>
              </table:table-cell>
              <table:table-cell office:value-type="float" office:value="0.6278534">
                <text:p>0.6278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86850416">
                <text:p>0.86850416</text:p>
              </table:table-cell>
              <table:table-cell office:value-type="float" office:value="0.61650472">
                <text:p>0.61650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757869528">
                <text:p>0.757869528</text:p>
              </table:table-cell>
              <table:table-cell office:value-type="float" office:value="0.581130176">
                <text:p>0.581130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6699216224">
                <text:p>0.6699216224</text:p>
              </table:table-cell>
              <table:table-cell office:value-type="float" office:value="0.5912311408">
                <text:p>0.5912311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0.61377969792">
                <text:p>0.61377969792</text:p>
              </table:table-cell>
              <table:table-cell office:value-type="float" office:value="0.55919531264">
                <text:p>0.55919531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593446358336">
                <text:p>0.593446358336</text:p>
              </table:table-cell>
              <table:table-cell office:value-type="float" office:value="0.538154450112">
                <text:p>0.538154450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0.5555766866688">
                <text:p>0.5555766866688</text:p>
              </table:table-cell>
              <table:table-cell office:value-type="float" office:value="0.5362473600896">
                <text:p>0.5362473600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51429154933504">
                <text:p>0.51429154933504</text:p>
              </table:table-cell>
              <table:table-cell office:value-type="float" office:value="0.53486768807168">
                <text:p>0.53486768807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0.488831239468032">
                <text:p>0.488831239468032</text:p>
              </table:table-cell>
              <table:table-cell office:value-type="float" office:value="0.510277750457344">
                <text:p>0.510277750457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570807991574426">
                <text:p>0.570807991574426</text:p>
              </table:table-cell>
              <table:table-cell office:value-type="float" office:value="0.489481600365875">
                <text:p>0.489481600365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0.52559279325954">
                <text:p>0.52559279325954</text:p>
              </table:table-cell>
              <table:table-cell office:value-type="float" office:value="0.4788676802927">
                <text:p>0.4788676802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526936234607632">
                <text:p>0.526936234607632</text:p>
              </table:table-cell>
              <table:table-cell office:value-type="float" office:value="0.47048574423416">
                <text:p>0.47048574423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0.498442787686106">
                <text:p>0.498442787686106</text:p>
              </table:table-cell>
              <table:table-cell office:value-type="float" office:value="0.462828595387328">
                <text:p>0.462828595387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474602830148885">
                <text:p>0.474602830148885</text:p>
              </table:table-cell>
              <table:table-cell office:value-type="float" office:value="0.485692876309862">
                <text:p>0.485692876309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0.462714864119108">
                <text:p>0.462714864119108</text:p>
              </table:table-cell>
              <table:table-cell office:value-type="float" office:value="0.48006090104789">
                <text:p>0.48006090104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0.464203291295286">
                <text:p>0.464203291295286</text:p>
              </table:table-cell>
              <table:table-cell office:value-type="float" office:value="0.473203920838312">
                <text:p>0.473203920838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0.476806233036229">
                <text:p>0.476806233036229</text:p>
              </table:table-cell>
              <table:table-cell office:value-type="float" office:value="0.46244353667065">
                <text:p>0.46244353667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0.459452586428983">
                <text:p>0.459452586428983</text:p>
              </table:table-cell>
              <table:table-cell office:value-type="float" office:value="0.45616662933652">
                <text:p>0.45616662933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0.428313069143187">
                <text:p>0.428313069143187</text:p>
              </table:table-cell>
              <table:table-cell office:value-type="float" office:value="0.488208303469216">
                <text:p>0.488208303469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0.421547455314549">
                <text:p>0.421547455314549</text:p>
              </table:table-cell>
              <table:table-cell office:value-type="float" office:value="0.481338442775373">
                <text:p>0.481338442775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">
                <text:p>10500</text:p>
              </table:table-cell>
              <table:table-cell office:value-type="float" office:value="0.427118364251639">
                <text:p>0.427118364251639</text:p>
              </table:table-cell>
              <table:table-cell office:value-type="float" office:value="0.475768754220298">
                <text:p>0.475768754220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">
                <text:p>11000</text:p>
              </table:table-cell>
              <table:table-cell office:value-type="float" office:value="0.406152291401311">
                <text:p>0.406152291401311</text:p>
              </table:table-cell>
              <table:table-cell office:value-type="float" office:value="0.473422603376238">
                <text:p>0.473422603376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">
                <text:p>11500</text:p>
              </table:table-cell>
              <table:table-cell office:value-type="float" office:value="0.396583833121049">
                <text:p>0.396583833121049</text:p>
              </table:table-cell>
              <table:table-cell office:value-type="float" office:value="0.466238482700991">
                <text:p>0.466238482700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">
                <text:p>12000</text:p>
              </table:table-cell>
              <table:table-cell office:value-type="float" office:value="0.394570266496839">
                <text:p>0.394570266496839</text:p>
              </table:table-cell>
              <table:table-cell office:value-type="float" office:value="0.461722386160793">
                <text:p>0.461722386160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">
                <text:p>12500</text:p>
              </table:table-cell>
              <table:table-cell office:value-type="float" office:value="0.449016413197471">
                <text:p>0.449016413197471</text:p>
              </table:table-cell>
              <table:table-cell office:value-type="float" office:value="0.465025108928634">
                <text:p>0.465025108928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  <table:table-cell office:value-type="float" office:value="0.426101930557977">
                <text:p>0.426101930557977</text:p>
              </table:table-cell>
              <table:table-cell office:value-type="float" office:value="0.460126887142907">
                <text:p>0.460126887142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">
                <text:p>13500</text:p>
              </table:table-cell>
              <table:table-cell office:value-type="float" office:value="0.412955344446382">
                <text:p>0.412955344446382</text:p>
              </table:table-cell>
              <table:table-cell office:value-type="float" office:value="0.484647109714326">
                <text:p>0.484647109714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0.416868475557105">
                <text:p>0.416868475557105</text:p>
              </table:table-cell>
              <table:table-cell office:value-type="float" office:value="0.471615287771461">
                <text:p>0.471615287771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">
                <text:p>14500</text:p>
              </table:table-cell>
              <table:table-cell office:value-type="float" office:value="0.415146180445684">
                <text:p>0.415146180445684</text:p>
              </table:table-cell>
              <table:table-cell office:value-type="float" office:value="0.465589630217169">
                <text:p>0.465589630217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">
                <text:p>15000</text:p>
              </table:table-cell>
              <table:table-cell office:value-type="float" office:value="0.412272144356547">
                <text:p>0.412272144356547</text:p>
              </table:table-cell>
              <table:table-cell office:value-type="float" office:value="0.458481104173735">
                <text:p>0.458481104173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">
                <text:p>15500</text:p>
              </table:table-cell>
              <table:table-cell office:value-type="float" office:value="0.461432115485238">
                <text:p>0.461432115485238</text:p>
              </table:table-cell>
              <table:table-cell office:value-type="float" office:value="0.465653283338988">
                <text:p>0.465653283338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0.45998289238819">
                <text:p>0.45998289238819</text:p>
              </table:table-cell>
              <table:table-cell office:value-type="float" office:value="0.45659322667119">
                <text:p>0.45659322667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">
                <text:p>16500</text:p>
              </table:table-cell>
              <table:table-cell office:value-type="float" office:value="0.454604913910552">
                <text:p>0.454604913910552</text:p>
              </table:table-cell>
              <table:table-cell office:value-type="float" office:value="0.474226181336952">
                <text:p>0.474226181336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">
                <text:p>17000</text:p>
              </table:table-cell>
              <table:table-cell office:value-type="float" office:value="0.441835131128442">
                <text:p>0.441835131128442</text:p>
              </table:table-cell>
              <table:table-cell office:value-type="float" office:value="0.549649145069562">
                <text:p>0.549649145069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">
                <text:p>17500</text:p>
              </table:table-cell>
              <table:table-cell office:value-type="float" office:value="0.426219104902753">
                <text:p>0.426219104902753</text:p>
              </table:table-cell>
              <table:table-cell office:value-type="float" office:value="0.538519316055649">
                <text:p>0.538519316055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">
                <text:p>18000</text:p>
              </table:table-cell>
              <table:table-cell office:value-type="float" office:value="0.435947483922203">
                <text:p>0.435947483922203</text:p>
              </table:table-cell>
              <table:table-cell office:value-type="float" office:value="0.55147765284452">
                <text:p>0.55147765284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">
                <text:p>18500</text:p>
              </table:table-cell>
              <table:table-cell office:value-type="float" office:value="0.433906387137762">
                <text:p>0.433906387137762</text:p>
              </table:table-cell>
              <table:table-cell office:value-type="float" office:value="0.524442722275616">
                <text:p>0.524442722275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0.41686990971021">
                <text:p>0.41686990971021</text:p>
              </table:table-cell>
              <table:table-cell office:value-type="float" office:value="0.563270177820492">
                <text:p>0.5632701778204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">
                <text:p>19500</text:p>
              </table:table-cell>
              <table:table-cell office:value-type="float" office:value="0.418919727768168">
                <text:p>0.418919727768168</text:p>
              </table:table-cell>
              <table:table-cell office:value-type="float" office:value="0.563791942256394">
                <text:p>0.563791942256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0.411655382214534">
                <text:p>0.411655382214534</text:p>
              </table:table-cell>
              <table:table-cell office:value-type="float" office:value="0.531511953805115">
                <text:p>0.531511953805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">
                <text:p>20500</text:p>
              </table:table-cell>
              <table:table-cell office:value-type="float" office:value="0.436697505771627">
                <text:p>0.436697505771627</text:p>
              </table:table-cell>
              <table:table-cell office:value-type="float" office:value="0.508051763044092">
                <text:p>0.508051763044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">
                <text:p>21000</text:p>
              </table:table-cell>
              <table:table-cell office:value-type="float" office:value="0.422072404617302">
                <text:p>0.422072404617302</text:p>
              </table:table-cell>
              <table:table-cell office:value-type="float" office:value="0.500077410435274">
                <text:p>0.500077410435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">
                <text:p>21500</text:p>
              </table:table-cell>
              <table:table-cell office:value-type="float" office:value="0.404202723693842">
                <text:p>0.404202723693842</text:p>
              </table:table-cell>
              <table:table-cell office:value-type="float" office:value="0.502859928348219">
                <text:p>0.5028599283482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">
                <text:p>22000</text:p>
              </table:table-cell>
              <table:table-cell office:value-type="float" office:value="0.377506978955073">
                <text:p>0.377506978955073</text:p>
              </table:table-cell>
              <table:table-cell office:value-type="float" office:value="0.499854942678575">
                <text:p>0.499854942678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">
                <text:p>22500</text:p>
              </table:table-cell>
              <table:table-cell office:value-type="float" office:value="0.391118983164059">
                <text:p>0.391118983164059</text:p>
              </table:table-cell>
              <table:table-cell office:value-type="float" office:value="0.48822255414286">
                <text:p>0.48822255414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">
                <text:p>23000</text:p>
              </table:table-cell>
              <table:table-cell office:value-type="float" office:value="0.396398386531247">
                <text:p>0.396398386531247</text:p>
              </table:table-cell>
              <table:table-cell office:value-type="float" office:value="0.478749043314288">
                <text:p>0.478749043314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">
                <text:p>23500</text:p>
              </table:table-cell>
              <table:table-cell office:value-type="float" office:value="0.435980909224998">
                <text:p>0.435980909224998</text:p>
              </table:table-cell>
              <table:table-cell office:value-type="float" office:value="0.493675834651431">
                <text:p>0.4936758346514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">
                <text:p>24000</text:p>
              </table:table-cell>
              <table:table-cell office:value-type="float" office:value="0.432309327379998">
                <text:p>0.432309327379998</text:p>
              </table:table-cell>
              <table:table-cell office:value-type="float" office:value="0.473727467721144">
                <text:p>0.473727467721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">
                <text:p>24500</text:p>
              </table:table-cell>
              <table:table-cell office:value-type="float" office:value="0.452241661903998">
                <text:p>0.452241661903998</text:p>
              </table:table-cell>
              <table:table-cell office:value-type="float" office:value="0.501903774176916">
                <text:p>0.5019037741769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0.459458529523199">
                <text:p>0.459458529523199</text:p>
              </table:table-cell>
              <table:table-cell office:value-type="float" office:value="0.488043419341532">
                <text:p>0.488043419341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">
                <text:p>25500</text:p>
              </table:table-cell>
              <table:table-cell office:value-type="float" office:value="0.448849423618559">
                <text:p>0.448849423618559</text:p>
              </table:table-cell>
              <table:table-cell office:value-type="float" office:value="0.592246735473226">
                <text:p>0.5922467354732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">
                <text:p>26000</text:p>
              </table:table-cell>
              <table:table-cell office:value-type="float" office:value="0.470953938894847">
                <text:p>0.470953938894847</text:p>
              </table:table-cell>
              <table:table-cell office:value-type="float" office:value="0.556023788378581">
                <text:p>0.556023788378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">
                <text:p>26500</text:p>
              </table:table-cell>
              <table:table-cell office:value-type="float" office:value="0.448301151115878">
                <text:p>0.448301151115878</text:p>
              </table:table-cell>
              <table:table-cell office:value-type="float" office:value="0.523506830702865">
                <text:p>0.5235068307028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">
                <text:p>27000</text:p>
              </table:table-cell>
              <table:table-cell office:value-type="float" office:value="0.450710720892702">
                <text:p>0.450710720892702</text:p>
              </table:table-cell>
              <table:table-cell office:value-type="float" office:value="0.534173064562292">
                <text:p>0.534173064562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">
                <text:p>27500</text:p>
              </table:table-cell>
              <table:table-cell office:value-type="float" office:value="0.432844376714162">
                <text:p>0.432844376714162</text:p>
              </table:table-cell>
              <table:table-cell office:value-type="float" office:value="0.514560651649833">
                <text:p>0.5145606516498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">
                <text:p>28000</text:p>
              </table:table-cell>
              <table:table-cell office:value-type="float" office:value="0.424536901371329">
                <text:p>0.424536901371329</text:p>
              </table:table-cell>
              <table:table-cell office:value-type="float" office:value="0.505906321319867">
                <text:p>0.5059063213198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">
                <text:p>28500</text:p>
              </table:table-cell>
              <table:table-cell office:value-type="float" office:value="0.408125121097064">
                <text:p>0.408125121097064</text:p>
              </table:table-cell>
              <table:table-cell office:value-type="float" office:value="0.507602657055893">
                <text:p>0.5076026570558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">
                <text:p>29000</text:p>
              </table:table-cell>
              <table:table-cell office:value-type="float" office:value="0.419228096877651">
                <text:p>0.419228096877651</text:p>
              </table:table-cell>
              <table:table-cell office:value-type="float" office:value="0.500490725644715">
                <text:p>0.500490725644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">
                <text:p>29500</text:p>
              </table:table-cell>
              <table:table-cell office:value-type="float" office:value="0.413418877502121">
                <text:p>0.413418877502121</text:p>
              </table:table-cell>
              <table:table-cell office:value-type="float" office:value="0.524174180515772">
                <text:p>0.5241741805157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">
                <text:p>30000</text:p>
              </table:table-cell>
              <table:table-cell office:value-type="float" office:value="0.418792302001697">
                <text:p>0.418792302001697</text:p>
              </table:table-cell>
              <table:table-cell office:value-type="float" office:value="0.536402144412617">
                <text:p>0.5364021444126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0">
                <text:p>30500</text:p>
              </table:table-cell>
              <table:table-cell office:value-type="float" office:value="0.441940241601357">
                <text:p>0.441940241601357</text:p>
              </table:table-cell>
              <table:table-cell office:value-type="float" office:value="0.527219715530094">
                <text:p>0.527219715530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0">
                <text:p>31000</text:p>
              </table:table-cell>
              <table:table-cell office:value-type="float" office:value="0.459493193281086">
                <text:p>0.459493193281086</text:p>
              </table:table-cell>
              <table:table-cell office:value-type="float" office:value="0.512550572424075">
                <text:p>0.512550572424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0">
                <text:p>31500</text:p>
              </table:table-cell>
              <table:table-cell office:value-type="float" office:value="0.450672554624869">
                <text:p>0.450672554624869</text:p>
              </table:table-cell>
              <table:table-cell office:value-type="float" office:value="0.54081705793926">
                <text:p>0.54081705793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0">
                <text:p>32000</text:p>
              </table:table-cell>
              <table:table-cell office:value-type="float" office:value="0.437877843699895">
                <text:p>0.437877843699895</text:p>
              </table:table-cell>
              <table:table-cell office:value-type="float" office:value="0.537444046351408">
                <text:p>0.5374440463514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0">
                <text:p>32500</text:p>
              </table:table-cell>
              <table:table-cell office:value-type="float" office:value="0.424335474959916">
                <text:p>0.424335474959916</text:p>
              </table:table-cell>
              <table:table-cell office:value-type="float" office:value="0.538012437081126">
                <text:p>0.538012437081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0">
                <text:p>33000</text:p>
              </table:table-cell>
              <table:table-cell office:value-type="float" office:value="0.419940779967933">
                <text:p>0.419940779967933</text:p>
              </table:table-cell>
              <table:table-cell office:value-type="float" office:value="0.527173549664901">
                <text:p>0.527173549664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0">
                <text:p>33500</text:p>
              </table:table-cell>
              <table:table-cell office:value-type="float" office:value="0.415397023974346">
                <text:p>0.415397023974346</text:p>
              </table:table-cell>
              <table:table-cell office:value-type="float" office:value="0.564466039731921">
                <text:p>0.5644660397319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0">
                <text:p>34000</text:p>
              </table:table-cell>
              <table:table-cell office:value-type="float" office:value="0.394304819179477">
                <text:p>0.394304819179477</text:p>
              </table:table-cell>
              <table:table-cell office:value-type="float" office:value="0.534459431785537">
                <text:p>0.5344594317855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0">
                <text:p>34500</text:p>
              </table:table-cell>
              <table:table-cell office:value-type="float" office:value="0.401895655343582">
                <text:p>0.401895655343582</text:p>
              </table:table-cell>
              <table:table-cell office:value-type="float" office:value="0.516112145428429">
                <text:p>0.516112145428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0">
                <text:p>35000</text:p>
              </table:table-cell>
              <table:table-cell office:value-type="float" office:value="0.419180524274865">
                <text:p>0.419180524274865</text:p>
              </table:table-cell>
              <table:table-cell office:value-type="float" office:value="0.505494316342743">
                <text:p>0.5054943163427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0">
                <text:p>35500</text:p>
              </table:table-cell>
              <table:table-cell office:value-type="float" office:value="0.435566019419892">
                <text:p>0.435566019419892</text:p>
              </table:table-cell>
              <table:table-cell office:value-type="float" office:value="0.500482053074195">
                <text:p>0.5004820530741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0">
                <text:p>36000</text:p>
              </table:table-cell>
              <table:table-cell office:value-type="float" office:value="0.433476015535914">
                <text:p>0.433476015535914</text:p>
              </table:table-cell>
              <table:table-cell office:value-type="float" office:value="0.487455042459356">
                <text:p>0.487455042459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0">
                <text:p>36500</text:p>
              </table:table-cell>
              <table:table-cell office:value-type="float" office:value="0.408010412428731">
                <text:p>0.408010412428731</text:p>
              </table:table-cell>
              <table:table-cell office:value-type="float" office:value="0.506754433967485">
                <text:p>0.5067544339674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0">
                <text:p>37000</text:p>
              </table:table-cell>
              <table:table-cell office:value-type="float" office:value="0.406958929942985">
                <text:p>0.406958929942985</text:p>
              </table:table-cell>
              <table:table-cell office:value-type="float" office:value="0.489887547173988">
                <text:p>0.489887547173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0">
                <text:p>37500</text:p>
              </table:table-cell>
              <table:table-cell office:value-type="float" office:value="0.404874543954388">
                <text:p>0.404874543954388</text:p>
              </table:table-cell>
              <table:table-cell office:value-type="float" office:value="0.48713123773919">
                <text:p>0.487131237739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0">
                <text:p>38000</text:p>
              </table:table-cell>
              <table:table-cell office:value-type="float" office:value="0.39916263516351">
                <text:p>0.39916263516351</text:p>
              </table:table-cell>
              <table:table-cell office:value-type="float" office:value="0.576310590191352">
                <text:p>0.576310590191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0">
                <text:p>38500</text:p>
              </table:table-cell>
              <table:table-cell office:value-type="float" office:value="0.403776308130808">
                <text:p>0.403776308130808</text:p>
              </table:table-cell>
              <table:table-cell office:value-type="float" office:value="0.546943472153082">
                <text:p>0.5469434721530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0">
                <text:p>39000</text:p>
              </table:table-cell>
              <table:table-cell office:value-type="float" office:value="0.392526646504647">
                <text:p>0.392526646504647</text:p>
              </table:table-cell>
              <table:table-cell office:value-type="float" office:value="0.524666377722465">
                <text:p>0.524666377722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0">
                <text:p>39500</text:p>
              </table:table-cell>
              <table:table-cell office:value-type="float" office:value="0.374027317203717">
                <text:p>0.374027317203717</text:p>
              </table:table-cell>
              <table:table-cell office:value-type="float" office:value="0.506691902177972">
                <text:p>0.5066919021779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0">
                <text:p>40000</text:p>
              </table:table-cell>
              <table:table-cell office:value-type="float" office:value="0.374654053762974">
                <text:p>0.374654053762974</text:p>
              </table:table-cell>
              <table:table-cell office:value-type="float" office:value="0.488713321742378">
                <text:p>0.4887133217423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0">
                <text:p>40500</text:p>
              </table:table-cell>
              <table:table-cell office:value-type="float" office:value="0.388222243010379">
                <text:p>0.388222243010379</text:p>
              </table:table-cell>
              <table:table-cell office:value-type="float" office:value="0.478704657393902">
                <text:p>0.478704657393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0">
                <text:p>41000</text:p>
              </table:table-cell>
              <table:table-cell office:value-type="float" office:value="0.382828394408303">
                <text:p>0.382828394408303</text:p>
              </table:table-cell>
              <table:table-cell office:value-type="float" office:value="0.480118725915122">
                <text:p>0.480118725915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0">
                <text:p>41500</text:p>
              </table:table-cell>
              <table:table-cell office:value-type="float" office:value="0.370768315526643">
                <text:p>0.370768315526643</text:p>
              </table:table-cell>
              <table:table-cell office:value-type="float" office:value="0.521181780732097">
                <text:p>0.5211817807320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0.349434052421314">
                <text:p>0.349434052421314</text:p>
              </table:table-cell>
              <table:table-cell office:value-type="float" office:value="0.502709424585678">
                <text:p>0.502709424585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0">
                <text:p>42500</text:p>
              </table:table-cell>
              <table:table-cell office:value-type="float" office:value="0.370497041937051">
                <text:p>0.370497041937051</text:p>
              </table:table-cell>
              <table:table-cell office:value-type="float" office:value="0.487433939668542">
                <text:p>0.487433939668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0">
                <text:p>43000</text:p>
              </table:table-cell>
              <table:table-cell office:value-type="float" office:value="0.412154033549641">
                <text:p>0.412154033549641</text:p>
              </table:table-cell>
              <table:table-cell office:value-type="float" office:value="0.517252751734834">
                <text:p>0.5172527517348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0">
                <text:p>43500</text:p>
              </table:table-cell>
              <table:table-cell office:value-type="float" office:value="0.406139426839713">
                <text:p>0.406139426839713</text:p>
              </table:table-cell>
              <table:table-cell office:value-type="float" office:value="0.504859401387867">
                <text:p>0.504859401387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0">
                <text:p>44000</text:p>
              </table:table-cell>
              <table:table-cell office:value-type="float" office:value="0.43305454147177">
                <text:p>0.43305454147177</text:p>
              </table:table-cell>
              <table:table-cell office:value-type="float" office:value="0.525804921110294">
                <text:p>0.525804921110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0">
                <text:p>44500</text:p>
              </table:table-cell>
              <table:table-cell office:value-type="float" office:value="0.416295833177416">
                <text:p>0.416295833177416</text:p>
              </table:table-cell>
              <table:table-cell office:value-type="float" office:value="0.513688136888235">
                <text:p>0.513688136888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0">
                <text:p>45000</text:p>
              </table:table-cell>
              <table:table-cell office:value-type="float" office:value="0.422011066541933">
                <text:p>0.422011066541933</text:p>
              </table:table-cell>
              <table:table-cell office:value-type="float" office:value="0.509450109510588">
                <text:p>0.5094501095105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0">
                <text:p>45500</text:p>
              </table:table-cell>
              <table:table-cell office:value-type="float" office:value="0.429548653233546">
                <text:p>0.429548653233546</text:p>
              </table:table-cell>
              <table:table-cell office:value-type="float" office:value="0.50834968760847">
                <text:p>0.508349687608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0">
                <text:p>46000</text:p>
              </table:table-cell>
              <table:table-cell office:value-type="float" office:value="0.413923922586837">
                <text:p>0.413923922586837</text:p>
              </table:table-cell>
              <table:table-cell office:value-type="float" office:value="0.494641350086776">
                <text:p>0.4946413500867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0">
                <text:p>46500</text:p>
              </table:table-cell>
              <table:table-cell office:value-type="float" office:value="0.42079653806947">
                <text:p>0.42079653806947</text:p>
              </table:table-cell>
              <table:table-cell office:value-type="float" office:value="0.486903680069421">
                <text:p>0.486903680069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0">
                <text:p>47000</text:p>
              </table:table-cell>
              <table:table-cell office:value-type="float" office:value="0.403772230455576">
                <text:p>0.403772230455576</text:p>
              </table:table-cell>
              <table:table-cell office:value-type="float" office:value="0.518024344055537">
                <text:p>0.5180243440555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0">
                <text:p>47500</text:p>
              </table:table-cell>
              <table:table-cell office:value-type="float" office:value="0.411993384364461">
                <text:p>0.411993384364461</text:p>
              </table:table-cell>
              <table:table-cell office:value-type="float" office:value="0.525497075244429">
                <text:p>0.525497075244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0">
                <text:p>48000</text:p>
              </table:table-cell>
              <table:table-cell office:value-type="float" office:value="0.390461307491568">
                <text:p>0.390461307491568</text:p>
              </table:table-cell>
              <table:table-cell office:value-type="float" office:value="0.504890860195544">
                <text:p>0.504890860195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0">
                <text:p>48500</text:p>
              </table:table-cell>
              <table:table-cell office:value-type="float" office:value="0.403154045993255">
                <text:p>0.403154045993255</text:p>
              </table:table-cell>
              <table:table-cell office:value-type="float" office:value="0.494956488156435">
                <text:p>0.4949564881564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0">
                <text:p>49000</text:p>
              </table:table-cell>
              <table:table-cell office:value-type="float" office:value="0.396182236794604">
                <text:p>0.396182236794604</text:p>
              </table:table-cell>
              <table:table-cell office:value-type="float" office:value="0.489385390525148">
                <text:p>0.489385390525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0">
                <text:p>49500</text:p>
              </table:table-cell>
              <table:table-cell office:value-type="float" office:value="0.432510589435683">
                <text:p>0.432510589435683</text:p>
              </table:table-cell>
              <table:table-cell office:value-type="float" office:value="0.516685912420118">
                <text:p>0.516685912420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